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0.8925in"/>
    </style:style>
    <style:style style:name="co2" style:family="table-column">
      <style:table-column-properties fo:break-before="auto" style:column-width="1.5972in"/>
    </style:style>
    <style:style style:name="co3" style:family="table-column">
      <style:table-column-properties fo:break-before="auto" style:column-width="0.2508in"/>
    </style:style>
    <style:style style:name="co5" style:family="table-column">
      <style:table-column-properties fo:break-before="auto" style:column-width="1.3516in"/>
    </style:style>
    <style:style style:name="co6" style:family="table-column">
      <style:table-column-properties fo:break-before="auto" style:column-width="1.0925in"/>
    </style:style>
    <style:style style:name="co7" style:family="table-column">
      <style:table-column-properties fo:break-before="auto" style:column-width="1.7752in"/>
    </style:style>
    <style:style style:name="co8" style:family="table-column">
      <style:table-column-properties fo:break-before="auto" style:column-width="1.1055in"/>
    </style:style>
    <style:style style:name="co9" style:family="table-column">
      <style:table-column-properties fo:break-before="auto" style:column-width="0.7098in"/>
    </style:style>
    <style:style style:name="co10" style:family="table-column">
      <style:table-column-properties fo:break-before="auto" style:column-width="1.7201in"/>
    </style:style>
    <style:style style:name="co11" style:family="table-column">
      <style:table-column-properties fo:break-before="auto" style:column-width="0.4043in"/>
    </style:style>
    <style:style style:name="co12" style:family="table-column">
      <style:table-column-properties fo:break-before="auto" style:column-width="1.8571in"/>
    </style:style>
    <style:style style:name="co13" style:family="table-column">
      <style:table-column-properties fo:break-before="auto" style:column-width="1.0646in"/>
    </style:style>
    <style:style style:name="co14" style:family="table-column">
      <style:table-column-properties fo:break-before="auto" style:column-width="1.0374in"/>
    </style:style>
    <style:style style:name="co15" style:family="table-column">
      <style:table-column-properties fo:break-before="auto" style:column-width="1.2339in"/>
    </style:style>
    <style:style style:name="co16" style:family="table-column">
      <style:table-column-properties fo:break-before="auto" style:column-width="0.7972in"/>
    </style:style>
    <style:style style:name="co17" style:family="table-column">
      <style:table-column-properties fo:break-before="auto" style:column-width="1.1874in"/>
    </style:style>
    <style:style style:name="co18" style:family="table-column">
      <style:table-column-properties fo:break-before="auto" style:column-width="3.8508in"/>
    </style:style>
    <style:style style:name="co19" style:family="table-column">
      <style:table-column-properties fo:break-before="auto" style:column-width="3.3591in"/>
    </style:style>
    <style:style style:name="co20" style:family="table-column">
      <style:table-column-properties fo:break-before="auto" style:column-width="1.461in"/>
    </style:style>
    <style:style style:name="co21" style:family="table-column">
      <style:table-column-properties fo:break-before="auto" style:column-width="1.652in"/>
    </style:style>
    <style:style style:name="ro4" style:family="table-row">
      <style:table-row-properties style:row-height="0.1783in" fo:break-before="auto" style:use-optimal-row-height="true"/>
    </style:style>
    <style:style style:name="ro2" style:family="table-row">
      <style:table-row-properties style:row-height="1.2307in" fo:break-before="auto" style:use-optimal-row-height="false"/>
    </style:style>
    <style:style style:name="ro3" style:family="table-row">
      <style:table-row-properties style:row-height="0.1547in" fo:break-before="auto" style:use-optimal-row-height="false"/>
    </style:style>
    <style:style style:name="ro5" style:family="table-row">
      <style:table-row-properties style:row-height="0.7874in" fo:break-before="auto" style:use-optimal-row-height="false"/>
    </style:style>
    <style:style style:name="ro6" style:family="table-row">
      <style:table-row-properties style:row-height="0.8909in" fo:break-before="auto" style:use-optimal-row-height="false"/>
    </style:style>
    <style:style style:name="ro7" style:family="table-row">
      <style:table-row-properties style:row-height="0.6839in" fo:break-before="auto" style:use-optimal-row-height="false"/>
    </style:style>
    <style:style style:name="ro8" style:family="table-row">
      <style:table-row-properties style:row-height="1.3264in" fo:break-before="auto" style:use-optimal-row-height="false"/>
    </style:style>
    <style:style style:name="ro9" style:family="table-row">
      <style:table-row-properties style:row-height="0.839in" fo:break-before="auto" style:use-optimal-row-height="false"/>
    </style:style>
    <style:style style:name="ro10" style:family="table-row">
      <style:table-row-properties style:row-height="1.0465in" fo:break-before="auto" style:use-optimal-row-height="false"/>
    </style:style>
    <style:style style:name="ro11" style:family="table-row">
      <style:table-row-properties style:row-height="0.9118in" fo:break-before="auto" style:use-optimal-row-height="false"/>
    </style:style>
    <style:style style:name="ro12" style:family="table-row">
      <style:table-row-properties style:row-height="1.2953in" fo:break-before="auto" style:use-optimal-row-height="false"/>
    </style:style>
    <style:style style:name="ro13" style:family="table-row">
      <style:table-row-properties style:row-height="1.0882in" fo:break-before="auto" style:use-optimal-row-height="false"/>
    </style:style>
    <style:style style:name="ro14" style:family="table-row">
      <style:table-row-properties style:row-height="0.9772in" fo:break-before="auto" style:use-optimal-row-height="false"/>
    </style:style>
    <style:style style:name="ro15" style:family="table-row">
      <style:table-row-properties style:row-height="0.7772in" fo:break-before="auto" style:use-optimal-row-height="false"/>
    </style:style>
    <style:style style:name="ro16" style:family="table-row">
      <style:table-row-properties style:row-height="0.5827in" fo:break-before="auto" style:use-optimal-row-height="false"/>
    </style:style>
    <style:style style:name="ro17" style:family="table-row">
      <style:table-row-properties style:row-height="0.7638in" fo:break-before="auto" style:use-optimal-row-height="false"/>
    </style:style>
    <style:style style:name="ro18" style:family="table-row">
      <style:table-row-properties style:row-height="1.3472in" fo:break-before="auto" style:use-optimal-row-height="false"/>
    </style:style>
    <style:style style:name="ro19" style:family="table-row">
      <style:table-row-properties style:row-height="0.8291in" fo:break-before="auto" style:use-optimal-row-height="false"/>
    </style:style>
    <style:style style:name="ro20" style:family="table-row">
      <style:table-row-properties style:row-height="0.5571in" fo:break-before="auto" style:use-optimal-row-height="false"/>
    </style:style>
    <style:style style:name="ro21" style:family="table-row">
      <style:table-row-properties style:row-height="1.2563in" fo:break-before="auto" style:use-optimal-row-height="false"/>
    </style:style>
    <style:style style:name="ro22" style:family="table-row">
      <style:table-row-properties style:row-height="0.8937in" fo:break-before="auto" style:use-optimal-row-height="false"/>
    </style:style>
    <style:style style:name="ro23" style:family="table-row">
      <style:table-row-properties style:row-height="1.8008in" fo:break-before="auto" style:use-optimal-row-height="false"/>
    </style:style>
    <style:style style:name="ro24" style:family="table-row">
      <style:table-row-properties style:row-height="1.2693in" fo:break-before="auto" style:use-optimal-row-height="false"/>
    </style:style>
    <style:style style:name="ro25" style:family="table-row">
      <style:table-row-properties style:row-height="0.9193in" fo:break-before="auto" style:use-optimal-row-height="false"/>
    </style:style>
    <style:style style:name="ro26" style:family="table-row">
      <style:table-row-properties style:row-height="1.5929in" fo:break-before="auto" style:use-optimal-row-height="false"/>
    </style:style>
    <style:style style:name="ro27" style:family="table-row">
      <style:table-row-properties style:row-height="0.9717in" fo:break-before="auto" style:use-optimal-row-height="false"/>
    </style:style>
    <style:style style:name="ro28" style:family="table-row">
      <style:table-row-properties style:row-height="1.2047in" fo:break-before="auto" style:use-optimal-row-height="false"/>
    </style:style>
    <style:style style:name="ro29" style:family="table-row">
      <style:table-row-properties style:row-height="1.1528in" fo:break-before="auto" style:use-optimal-row-height="false"/>
    </style:style>
    <style:style style:name="ro30" style:family="table-row">
      <style:table-row-properties style:row-height="1.0752in" fo:break-before="auto" style:use-optimal-row-height="false"/>
    </style:style>
    <style:style style:name="ro31" style:family="table-row">
      <style:table-row-properties style:row-height="1.0618in" fo:break-before="auto" style:use-optimal-row-height="false"/>
    </style:style>
    <style:style style:name="ro32" style:family="table-row">
      <style:table-row-properties style:row-height="1.1783in" fo:break-before="auto" style:use-optimal-row-height="false"/>
    </style:style>
    <style:style style:name="ro33" style:family="table-row">
      <style:table-row-properties style:row-height="0.7902in" fo:break-before="auto" style:use-optimal-row-height="false"/>
    </style:style>
    <style:style style:name="ro34" style:family="table-row">
      <style:table-row-properties style:row-height="0.9453in" fo:break-before="auto" style:use-optimal-row-height="false"/>
    </style:style>
    <style:style style:name="ro35" style:family="table-row">
      <style:table-row-properties style:row-height="1.1917in" fo:break-before="auto" style:use-optimal-row-height="false"/>
    </style:style>
    <style:style style:name="ro36" style:family="table-row">
      <style:table-row-properties style:row-height="0.7382in" fo:break-before="auto" style:use-optimal-row-height="false"/>
    </style:style>
    <style:style style:name="ro37" style:family="table-row">
      <style:table-row-properties style:row-height="0.5957in" fo:break-before="auto" style:use-optimal-row-height="false"/>
    </style:style>
    <style:style style:name="ro38" style:family="table-row">
      <style:table-row-properties style:row-height="0.8673in" fo:break-before="auto" style:use-optimal-row-height="false"/>
    </style:style>
    <style:style style:name="ro39" style:family="table-row">
      <style:table-row-properties style:row-height="0.6736in"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Normal">
      <style:table-cell-properties fo:background-color="#0b5394"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style:paragraph-properties fo:text-align="start" fo:margin-left="0in"/>
    </style:style>
    <style:style style:name="ce3" style:family="table-cell" style:parent-style-name="Default">
      <style:table-cell-properties style:text-align-source="fix" style:repeat-content="false"/>
      <style:paragraph-properties fo:text-align="justify" fo:margin-left="0in"/>
    </style:style>
    <style:style style:name="ce4" style:family="table-cell" style:parent-style-name="Excel_20_Built-in_20_Normal">
      <style:table-cell-properties fo:background-color="#efefe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table-cell-properties fo:background-color="#a61c0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map style:condition="is-true-formula(LEN(TRIM([.A1]))=0)" style:apply-style-name="ConditionalStyle_5f_1" style:base-cell-address="Sheet1.A1"/>
    </style:style>
    <style:style style:name="ce6" style:family="table-cell" style:parent-style-name="Excel_20_Built-in_20_Normal">
      <style:table-cell-properties fo:background-color="#e69138"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map style:condition="is-true-formula(LEN(TRIM([.A1]))=0)" style:apply-style-name="ConditionalStyle_5f_1" style:base-cell-address="Sheet1.A1"/>
    </style:style>
    <style:style style:name="ce7" style:family="table-cell" style:parent-style-name="Excel_20_Built-in_20_Normal">
      <style:table-cell-properties fo:background-color="#45818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map style:condition="is-true-formula(LEN(TRIM([.A1]))=0)" style:apply-style-name="ConditionalStyle_5f_1" style:base-cell-address="Sheet1.A1"/>
    </style:style>
    <style:style style:name="ce8" style:family="table-cell" style:parent-style-name="Excel_20_Built-in_20_Normal">
      <style:table-cell-properties fo:background-color="#98000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map style:condition="is-true-formula(LEN(TRIM([.A1]))=0)" style:apply-style-name="ConditionalStyle_5f_1" style:base-cell-address="Sheet1.A1"/>
    </style:style>
    <style:style style:name="ce9" style:family="table-cell" style:parent-style-name="Excel_20_Built-in_20_Normal">
      <style:table-cell-properties fo:background-color="#45818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Excel_20_Built-in_20_Normal">
      <style:table-cell-properties fo:background-color="#98000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Excel_20_Built-in_20_Normal">
      <style:table-cell-properties fo:background-color="#e69138"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fo:background-color="#0b5394" style:text-align-source="fix" style:repeat-content="false" fo:wrap-option="wrap" style:direction="ltr" style:rotation-angle="0" style:rotation-align="none" style:shrink-to-fit="false" style:vertical-align="middle"/>
      <style:paragraph-properties fo:text-align="justify" fo:margin-left="0in" style:writing-mode="page"/>
      <style:text-properties fo:color="#ffffff"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style:paragraph-properties fo:text-align="justify" fo:margin-left="0in"/>
      <style:text-properties fo:font-weight="bold" style:font-weight-asian="bold" style:font-weight-complex="bold"/>
    </style:style>
    <style:style style:name="ce14"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Excel_20_Built-in_20_Normal" style:data-style-name="N117">
      <style:table-cell-properties fo:background-color="#0b5394"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wrap"/>
      <style:paragraph-properties fo:text-align="justify"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Excel_20_Built-in_20_Normal">
      <style:table-cell-properties fo:background-color="#fff2cc"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rmal">
      <style:text-properties style:font-name="Arial" fo:font-size="11pt" style:font-size-asian="11pt" style:font-size-complex="11pt"/>
    </style:style>
    <style:style style:name="T1" style:family="text">
      <style:text-properties style:font-name="Arial"/>
    </style:style>
  </office:automatic-styles>
  <office:body>
    <office:spreadsheet>
      <table:content-validations>
        <table:content-validation table:name="val1" table:condition="of:cell-content-is-in-list(&quot;Crisis Helplines,Aging and Disability,Community Resources,Consumer Resources,Education / Employment / Training,Food,Fuel and Other Utilities,Health Care &amp; Dental Care,Housing,Legal / Judicial Services,Mental Health Services,Parents,Public Assistance &amp; Ben&quot;&amp;&quot;efits,Substance Use,Transportation,Veterans,Military,Governmental Hotlines &amp; Helplines&quot;)" table:allow-empty-cell="true" table:display-list="unsorted" table:base-cell-address="Sheet1.A1">
          <table:error-message table:message-type="stop" table:display="true"/>
        </table:content-validation>
        <table:content-validation table:name="val2" table:condition="of:cell-content-is-in-list(&quot;911 Services,Hospice Care,Family Support for Loss of Loved One,Family Support for Alcohol Addicted Family Member,Family Support for Drug Addicted Family Member,Disaster Services,Domestic Violence / Sexual,Violence Services,Mental Health Crisis,People Expe&quot;&amp;&quot;riencing,Homelessness,Clothing,Consumer Goods / Cell Phones / Personal Items,Homeless Intake,Poison Control,Police,Protective Services,Suicide,Roadside Assistance&quot;)" table:allow-empty-cell="true" table:display-list="unsorted" table:base-cell-address="Sheet1.C1">
          <table:error-message table:message-type="stop" table:display="true"/>
        </table:content-validation>
        <table:content-validation table:name="val3" table:condition="of:cell-content-is-in-list(&quot;Food&quot;;&quot;3 Squares / WIC / Farm to Family Coupons&quot;;&quot;Food Stamp Applications&quot;;&quot;WIC&quot;;&quot;Farmers Markets&quot;;&quot;Food Pantries&quot;;&quot;Community Meals&quot;;&quot;Congregate Meals/Nutrition Sites&quot;;&quot;Home Delivered Meals&quot;;&quot;Soup Kitchens&quot;)" table:allow-empty-cell="true" table:display-list="unsorted" table:base-cell-address="Sheet1.H1">
          <table:error-message table:message-type="stop" table:display="true"/>
        </table:content-validation>
        <table:content-validation table:name="val4" table:condition="of:cell-content-is-in-list(&quot;Utility Assistance&quot;;&quot;Furnace Maintenance/Repair&quot;;&quot;Utility Information&quot;;&quot;Utility Company Complaints&quot;;&quot;Help Pay Utilities Services&quot;;&quot;Assistance of Disabled with Gas and Electric and Other Utilities&quot;)" table:allow-empty-cell="true" table:display-list="unsorted" table:base-cell-address="Sheet1.I1"/>
        <table:content-validation table:name="val5" table:condition="of:cell-content-is-in-list(&quot;Clinics and Hospitals,Urgent Care Centers,Dental Care&#10;for Frail Elderly,Dental Care Expense Assistance,Disease/Disability Information for Cancer,Disease/Disability Information for Diabetes,Disease/Disability Information for Epilepsy,Disease/Disability Inf&quot;&amp;&quot;ormation for Heart Disease,Disease/Disability Information for Kidney Disease,Eye Glasses Donation Programs,Health / Disability Related Support Groups for AIDS/HIV,Health / Disability Related Support Groups for Alzheimer's Disease,Health / Disability Relat&quot;&amp;&quot;ed Support Groups for Breast Cancer,Health / Disability Related Support Groups for Cancer,Health / Disability Related Support Groups for Dementia,Health / Disability Related Support Groups for Developmental Disabilities.&#10;Health / Disability Related Suppor&quot;&amp;&quot;t Groups for Families/Friends of People With Disabilities,Health / Disability Related Support Groups for Hard of Hearing,Health / Disability Related Support Groups for Lung Disease,Health / Disability Related Support Groups for Older Adults,Health / Disab&quot;&amp;&quot;ility Related Support Groups for Visual Impairments,Health / Disability Related Support Groups / Other,General Health Insurance Information/Counseling,Health Insurance Marketplaces,Medicaid Applications,Medicaid Fraud Reporting,Home Health Aide Services,H&quot;&amp;&quot;ospice Care,Medical Equipment / Assistance Technology,Prescription Assistance,Prescription Disposal&quot;)" table:allow-empty-cell="true" table:display-list="unsorted" table:base-cell-address="Sheet1.J1"/>
        <table:content-validation table:name="val6" table:condition="of:cell-content-is-in-list(&quot;Extreme Cold Warming Centers,Homeless Drop In Centers,Overnight Shelter (Runaway / Youth),Runaway/Youth Shelters,Overnight Shelter (Short term),Community Shelters for Disaster Victims,Community Shelters Overnight,Shelter (Long term / Transitional housing)&quot;&amp;&quot;,Community Shelters for Domestic Violence Issues,Community Shelters,for Sexual Assault Issues,Community Shelters for Veterans&#10;Finding Rental Housing,Homeless Permanent Supportive Housing,Housing Authorities,Housing Counseling,Low Income/Subsidized Rental &quot;&amp;&quot;Housing,Rent Assistance / Tenant Rights,Home Rehabilitation Grants,Home Rehabilitation Loans,Home Repair for Mobile Home Park Residents,Weatherization Programs,Ex-Offender Housing&quot;)" table:allow-empty-cell="true" table:display-list="unsorted" table:base-cell-address="Sheet1.K1"/>
        <table:content-validation table:name="val7" table:condition="of:cell-content-is-in-list(&quot;Correctional Facilities,Correctional Facility Complaints,Adoption Courts,Bankruptcy Courts,Civil State Trial Courts,Criminal State Trial Courts,Family Law Courts,Federal District Courts,Probate Courts,Small Claims Courts,Traffic Courts,Court Ordered Victi&quot;&amp;&quot;m Restitution Services,Crime Victim Accompaniment Services,Crime Victim Compensation,Crime Victim Notification Services,General Crime Victim Assistance,General Legal Aid,Lawyer Referral Services,Legal Counseling for Disabilities Issues,Legal Counseling fo&quot;&amp;&quot;r Domestic Violence Issues,Legal Counseling for Involuntary Psychiatric Intervention,Legal Counseling for Mental Health Courts,Legal Counseling for Sexual Assault Issues,Public Defenders,State Attorneys General,District Attorneys&quot;)" table:allow-empty-cell="true" table:display-list="unsorted" table:base-cell-address="Sheet1.L1"/>
        <table:content-validation table:name="val8" table:condition="of:cell-content-is-in-list(&quot;Counseling&quot;;&quot;Mental Health Drop In Centers&quot;;&quot;Mental Health Drop In Centers for Veterans&quot;;&quot;Individual and System Advocacy&quot;;&quot;Mental Health Evaluation&quot;;&quot;Support Groups&quot;)" table:allow-empty-cell="true" table:display-list="unsorted" table:base-cell-address="Sheet1.M1"/>
        <table:content-validation table:name="val9" table:condition="of:cell-content-is-in-list(&quot;Child Care Provider Referrals,Child Care Subsidies,Child Support / Parental Visitation,Child Support,Assistance/Enforcement,Parental Visitation Facilitation,Children with Disabilities,Early Intervention for Children with Disabilities/Delays,DCF Family Ser&quot;&amp;&quot;vices Division,Parent Support Groups,Playgroups,Helplines and Classes,Support for Disabled Adolescents,Support for Parents of Disabled Adult Children,Support for Parents of Children with Autism&quot;)" table:allow-empty-cell="true" table:display-list="unsorted" table:base-cell-address="Sheet1.N1"/>
        <table:content-validation table:name="val10" table:condition="of:cell-content-is-in-list(&quot;3 Squares Meals / Food,Assistance,EBT Card Services,Food Stamp Applications,General Benefits Assistance,General Relief,Reach Up and WIC,Social Security (SSI),Individual Advocacy&#10;for Social Security Issues,Social Security Disability Insurance (SSDI) Appeal&quot;&amp;&quot;s/Complaints,Social Security Disability Insurance (SSDI) Applications,Social Security Numbers,Social Security Retirement Benefits,Cell Phones,Medicare Information &amp; Assistance,Medicaid Information and Assistance,Other Governmental Program for Indigent,Sup&quot;&amp;&quot;port for Indigent Veterans&quot;)" table:allow-empty-cell="true" table:display-list="unsorted" table:base-cell-address="Sheet1.O1"/>
        <table:content-validation table:name="val11" table:condition="of:cell-content-is-in-list(&quot;Medication Assisted Treatment (MAT) / HUBs,Medication Assisted Maintenance Treatment for Substance Use Disorders,Detox / Residential / Inpatient Treatment,Inpatient Substance Use Disorder Treatment Facilities,Recovery Homes/Halfway Houses,Residential Subs&quot;&amp;&quot;tance Use Disorder Treatment Facilities,Sober Living Homes,Substance Use Disorder Crisis Intervention,Outpatient and Drop-In Substance Use Services,Comprehensive Outpatient,Substance Use Disorder Treatment,Specialized Information and Referral for Substanc&quot;&amp;&quot;e Use Disorder Issues,Substance Use Disorder Drop In Services,Needle Exchange,Sharps Disposal,Medication Disposal,Needle Exchange/Distribution Programs,Substance Use Support Groups,Smoking/Vaping Cessation,Alcoholics Anonymous,Narcotics Anonymous,Sexual A&quot;&amp;&quot;ddiction Anonymous,Gambling Anonymous,Video Game Addition Support&quot;)" table:allow-empty-cell="true" table:display-list="unsorted" table:base-cell-address="Sheet1.P1"/>
        <table:content-validation table:name="val12" table:condition="of:cell-content-is-in-list(&quot;Local Bus Services,Long Distance Bus Services,Disability and Senior Rides,Disability Related Transportation,Senior Ride Programs,Community Ride Programs / Ride Sharing/ Car Sharing,Community Ride Programs,RMV Drivers Licenses / Motor Vehicle Registration,&quot;&amp;&quot;Automobiles Loans / Donation Programs,Automobile Loans,Road / Driving Conditions,Transportation Information,Roadside Assistance,Weather&quot;)" table:allow-empty-cell="true" table:display-list="unsorted" table:base-cell-address="Sheet1.Q1"/>
        <table:content-validation table:name="val13" table:condition="of:cell-content-is-in-list(&quot;Benefits for Veterans,Veteran Benefits Assistance,Veteran Burial Benefits,Veteran Compensation and Pension Benefits,Education / Training / Employment for Veterans,Job Finding Assistance for Veterans,Pre-job Guidance,Veteran Employment Programs,Family Supp&quot;&amp;&quot;ort Centers/Outreach&#10;Health Care for Veterans,Home Health Aide Services for Veterans,Hospice Care for Veterans,Hospital Based Outpatient Services for Veterans,Registered Home Nursing for Veterans,Veteran/Military Health Insurance,Veterans Affairs Medical &quot;&amp;&quot;Centers,Housing for Veterans,Community Shelters for Veterans,Homeless Permanent Supportive Housing for Veterans,Transitional Housing/Shelter for Veterans,Mental Health Services for Veterans,General Psychiatry for Veterans,Internet Based Crisis Interventio&quot;&amp;&quot;n for Veterans,Mental Health Crisis Lines for Veterans,Mental Health Drop In Centers for Veterans,Mental Health Evaluation for Veterans,Psychiatric Inpatient Units for Veterans,Retreat Centers for Veterans,Post Traumatic Stress Disorder for Veterans,Sexua&quot;&amp;&quot;l Assault Counseling for Veterans,Talklines/Warmlines for Veterans,Veteran Reintegration Counseling,Veteran Support Groups,Veteran/Military Hotlines,Military&#9;&#10;Family Support Centers/Outreach for Military Reserves,Family Support for Families of Active Mili&quot;&amp;&quot;tary Personnel,Military Family Support Groups,Sexual Assault Counseling for Active Military,Social Services for Military Personnel,Veteran/Military Health Insurance,Substance Use Disorder Services for Veterans,Comprehensive Outpatient Substance Use Disord&quot;&amp;&quot;er Treatment for Veterans,Substance Use Disorder Counseling for Veterans&quot;)" table:allow-empty-cell="true" table:display-list="unsorted" table:base-cell-address="Sheet1.R1"/>
      </table:content-validations>
      <table:table table:name="Sheet1" table:style-name="ta1" table:print="false">
        <table:table-column table:style-name="co2" table:default-cell-style-name="Default"/>
        <table:table-column table:style-name="co3" table:default-cell-style-name="Default"/>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2" table:default-cell-style-name="Default"/>
        <table:table-column table:style-name="co7" table:default-cell-style-name="Default"/>
        <table:table-column table:style-name="co4" table:number-columns-repeated="2" table:default-cell-style-name="Default"/>
        <table:table-column table:style-name="co8" table:default-cell-style-name="Default"/>
        <table:table-column table:style-name="co4" table:number-columns-repeated="5" table:default-cell-style-name="Default"/>
        <table:table-column table:style-name="co9" table:default-cell-style-name="Default"/>
        <table:table-column table:style-name="co10" table:default-cell-style-name="ce13"/>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4" table:number-columns-repeated="993" table:default-cell-style-name="Default"/>
        <table:table-row table:style-name="ro2">
          <table:table-cell table:style-name="ce1" table:content-validation-name="val1" office:value-type="string">
            <text:p>#4Help Main Categories</text:p>
          </table:table-cell>
          <table:table-cell table:style-name="ce4" table:content-validation-name="val1"/>
          <table:table-cell table:style-name="ce5" table:content-validation-name="val2" office:value-type="string">
            <text:p>Sub-Categories, for Crisis Helplines</text:p>
          </table:table-cell>
          <table:table-cell table:style-name="ce6" office:value-type="string">
            <text:p>Sub-Categories, for Aging &amp; Disability</text:p>
          </table:table-cell>
          <table:table-cell table:style-name="ce7" office:value-type="string">
            <text:p>Sub-Categories, for Community Resources</text:p>
          </table:table-cell>
          <table:table-cell table:style-name="ce8" office:value-type="string">
            <text:p>Sub-Categories for Consumer Resources</text:p>
          </table:table-cell>
          <table:table-cell table:style-name="ce6" office:value-type="string">
            <text:p>Sub-Categories for Education / Employment / Training</text:p>
          </table:table-cell>
          <table:table-cell table:style-name="ce9" table:content-validation-name="val3" office:value-type="string">
            <text:p>Sub-Categories for Food</text:p>
          </table:table-cell>
          <table:table-cell table:style-name="ce10" table:content-validation-name="val4" office:value-type="string">
            <text:p>Sub-Categories for Fuel and Other Utilities</text:p>
          </table:table-cell>
          <table:table-cell table:style-name="ce11" table:content-validation-name="val5" office:value-type="string">
            <text:p>Sub-Categories for Health Care &amp; Dental Care</text:p>
          </table:table-cell>
          <table:table-cell table:style-name="ce9" table:content-validation-name="val6" office:value-type="string">
            <text:p>Sub-Categories for Housing Issues</text:p>
          </table:table-cell>
          <table:table-cell table:style-name="ce10" table:content-validation-name="val7" office:value-type="string">
            <text:p>Sub-Categories for Legal / Judicial Services</text:p>
          </table:table-cell>
          <table:table-cell table:style-name="ce11" table:content-validation-name="val8" office:value-type="string">
            <text:p>Sub-Categories Mental Health Issues</text:p>
          </table:table-cell>
          <table:table-cell table:style-name="ce9" table:content-validation-name="val9" office:value-type="string">
            <text:p>Sub-Categories for Parents</text:p>
          </table:table-cell>
          <table:table-cell table:style-name="ce10" table:content-validation-name="val10" office:value-type="string">
            <text:p>Sub-Categories for Public Assistance &amp; Benefits</text:p>
          </table:table-cell>
          <table:table-cell table:style-name="ce11" table:content-validation-name="val11" office:value-type="string">
            <text:p>Sub-Categories for Substance Abuse</text:p>
          </table:table-cell>
          <table:table-cell table:style-name="ce9" table:content-validation-name="val12" office:value-type="string">
            <text:p>Sub-Categories for Transportation</text:p>
          </table:table-cell>
          <table:table-cell table:style-name="ce10" table:content-validation-name="val13" office:value-type="string">
            <text:p>Sub-Categories for Veterans, Military,</text:p>
            <text:p>Governmental Hotlines</text:p>
          </table:table-cell>
          <table:table-cell table:style-name="ce4"/>
          <table:table-cell table:style-name="ce12" office:value-type="string">
            <text:p>Name of Service</text:p>
          </table:table-cell>
          <table:table-cell table:style-name="ce1" office:value-type="string">
            <text:p>DBA if Applicabe</text:p>
          </table:table-cell>
          <table:table-cell table:style-name="ce1" office:value-type="string">
            <text:p>Hotline or Helpline Phone Number</text:p>
          </table:table-cell>
          <table:table-cell table:style-name="ce1" office:value-type="string">
            <text:p>Street Address</text:p>
          </table:table-cell>
          <table:table-cell table:style-name="ce1" office:value-type="string">
            <text:p>City or Town</text:p>
          </table:table-cell>
          <table:table-cell table:style-name="ce1" office:value-type="string">
            <text:p>State</text:p>
          </table:table-cell>
          <table:table-cell table:style-name="ce18" office:value-type="string">
            <text:p>Zip Code</text:p>
          </table:table-cell>
          <table:table-cell table:style-name="ce1" office:value-type="string">
            <text:p>Business Phone Number (Not Hotline Number)</text:p>
          </table:table-cell>
          <table:table-cell table:style-name="ce1" office:value-type="string">
            <text:p>Website</text:p>
          </table:table-cell>
          <table:table-cell table:style-name="ce1" office:value-type="string">
            <text:p>Brief Description of Service</text:p>
          </table:table-cell>
          <table:table-cell table:style-name="ce1" office:value-type="string">
            <text:p>Services Provided</text:p>
          </table:table-cell>
          <table:table-cell table:style-name="ce1" office:value-type="string">
            <text:p>Keywords</text:p>
          </table:table-cell>
          <table:table-cell table:style-name="ce1" office:value-type="string">
            <text:p>Other</text:p>
          </table:table-cell>
          <table:table-cell table:style-name="ce20" office:value-type="string">
            <text:p>Add Columns for Owner Claiming Hotline</text:p>
          </table:table-cell>
          <table:table-cell table:style-name="ce20" office:value-type="string">
            <text:p>Add Columns for Statistical Data from #4Help Phone Calls and Website Use</text:p>
          </table:table-cell>
          <table:table-cell table:style-name="ce20" office:value-type="string">
            <text:p>Add Feedback from #4Help Service Users about Service</text:p>
          </table:table-cell>
          <table:table-cell table:style-name="ce20"/>
          <table:table-cell table:style-name="ce21" table:number-columns-repeated="988"/>
        </table:table-row>
        <table:table-row table:style-name="ro3">
          <table:table-cell table:number-columns-repeated="2"/>
          <table:table-cell table:style-name="ce2"/>
          <table:table-cell table:number-columns-repeated="1021"/>
        </table:table-row>
        <table:table-row table:style-name="ro5">
          <table:table-cell table:style-name="ce2" office:value-type="string">
            <text:p>Crisis Helplines</text:p>
          </table:table-cell>
          <table:table-cell/>
          <table:table-cell office:value-type="string">
            <text:p>Suicide</text:p>
          </table:table-cell>
          <table:table-cell table:number-columns-repeated="16"/>
          <table:table-cell table:style-name="ce14" office:value-type="string">
            <text:p>National Suicide Prevention Lifeline </text:p>
          </table:table-cell>
          <table:table-cell/>
          <table:table-cell table:style-name="ce15" office:value-type="string">
            <text:p> 1-800-273-8255 </text:p>
          </table:table-cell>
          <table:table-cell table:number-columns-repeated="5"/>
          <table:table-cell table:style-name="ce15" office:value-type="string">
            <text:p><text:a xlink:href="https://suicidepreventionlifeline.org/">https://suicidepreventionlifeline.org/</text:a> </text:p>
          </table:table-cell>
          <table:table-cell table:style-name="ce15" office:value-type="string">
            <text:p>The Lifeline provides 24/7, free and confidential support for people in distress, prevention and crisis resources for you or your loved ones. </text:p>
          </table:table-cell>
          <table:table-cell office:value-type="string">
            <text:p>Support</text:p>
          </table:table-cell>
          <table:table-cell table:style-name="ce3" office:value-type="string">
            <text:p>Support, distress, prevention, Crisis</text:p>
          </table:table-cell>
          <table:table-cell table:number-columns-repeated="993"/>
        </table:table-row>
        <table:table-row table:style-name="ro6">
          <table:table-cell office:value-type="string">
            <text:p>Crisis Helplines</text:p>
          </table:table-cell>
          <table:table-cell/>
          <table:table-cell office:value-type="string">
            <text:p>Suicide</text:p>
          </table:table-cell>
          <table:table-cell table:number-columns-repeated="16"/>
          <table:table-cell office:value-type="string">
            <text:p>IMALIVE online chat</text:p>
          </table:table-cell>
          <table:table-cell table:number-columns-repeated="7"/>
          <table:table-cell table:style-name="ce15" office:value-type="string">
            <text:p><text:a xlink:href="https://www.imalive.org/">https://www.imalive.org/</text:a> </text:p>
          </table:table-cell>
          <table:table-cell table:style-name="ce15" office:value-type="string">
            <text:p>IMAlive is a live online network that uses instant messaging to respond to people in crisis. People need a safe place to go during moments of crisis and intense emotional pain. </text:p>
          </table:table-cell>
          <table:table-cell office:value-type="string">
            <text:p>Support</text:p>
          </table:table-cell>
          <table:table-cell table:style-name="ce3" office:value-type="string">
            <text:p>Online, Crisis, Emotional pain</text:p>
          </table:table-cell>
          <table:table-cell table:number-columns-repeated="993"/>
        </table:table-row>
        <table:table-row table:style-name="ro7">
          <table:table-cell office:value-type="string">
            <text:p>Crisis Helplines</text:p>
          </table:table-cell>
          <table:table-cell/>
          <table:table-cell office:value-type="string">
            <text:p>Suicide</text:p>
          </table:table-cell>
          <table:table-cell table:number-columns-repeated="16"/>
          <table:table-cell office:value-type="string">
            <text:p>Crisis Call Center</text:p>
          </table:table-cell>
          <table:table-cell/>
          <table:table-cell table:style-name="ce15" office:value-type="string">
            <text:p>(775) 784-8090or text CARE to 839863 </text:p>
          </table:table-cell>
          <table:table-cell table:number-columns-repeated="5"/>
          <table:table-cell table:style-name="ce15" office:value-type="string">
            <text:p><text:a xlink:href="https://cssnv.org/">https://cssnv.org/</text:a> </text:p>
          </table:table-cell>
          <table:table-cell table:style-name="ce15" office:value-type="string">
            <text:p>Crisis Call Center's 24-hour, 7 day, 365 days a year crisis line is here to provide a safe source of support for individuals in any type of crisis. </text:p>
          </table:table-cell>
          <table:table-cell office:value-type="string">
            <text:p>Support</text:p>
          </table:table-cell>
          <table:table-cell table:style-name="ce3" office:value-type="string">
            <text:p>Safe, Support, Crisis</text:p>
          </table:table-cell>
          <table:table-cell table:number-columns-repeated="993"/>
        </table:table-row>
        <table:table-row table:style-name="ro8">
          <table:table-cell office:value-type="string">
            <text:p>Crisis Helplines</text:p>
          </table:table-cell>
          <table:table-cell/>
          <table:table-cell office:value-type="string">
            <text:p>Disaster</text:p>
          </table:table-cell>
          <table:table-cell table:number-columns-repeated="16"/>
          <table:table-cell office:value-type="string">
            <text:p>Substance Abuse and Mental Health Services Administration(SAMHSA)Disaster Distress Helpline</text:p>
          </table:table-cell>
          <table:table-cell/>
          <table:table-cell table:style-name="ce15" office:value-type="string">
            <text:p>(800) 985-5990or text TalkWithUs(Hablanos) to 66746</text:p>
          </table:table-cell>
          <table:table-cell table:style-name="ce15" office:value-type="string">
            <text:p>5600 Fishers Lane</text:p>
          </table:table-cell>
          <table:table-cell office:value-type="string">
            <text:p>Rockville</text:p>
          </table:table-cell>
          <table:table-cell office:value-type="string">
            <text:p>Maryland</text:p>
          </table:table-cell>
          <table:table-cell office:value-type="float" office:value="20857">
            <text:p>20857</text:p>
          </table:table-cell>
          <table:table-cell/>
          <table:table-cell table:style-name="ce15" office:value-type="string">
            <text:p><text:a xlink:href="https://www.samhsa.gov/find-help/disaster-distress-helpline">https://www.samhsa.gov/find-help/disaster-distress-helpline</text:a> </text:p>
          </table:table-cell>
          <table:table-cell table:style-name="ce15" office:value-type="string">
            <text:p>SAMHSA’s Disaster Distress Helpline provides 24/7, 365-day-a-year crisis counseling and support to people experiencing emotional distress related to natural or human-caused disasters. </text:p>
          </table:table-cell>
          <table:table-cell table:style-name="ce3" office:value-type="string">
            <text:p>Disaster Distress</text:p>
          </table:table-cell>
          <table:table-cell table:style-name="ce3" office:value-type="string">
            <text:p>Crisis, Counseling, Support, Distress</text:p>
          </table:table-cell>
          <table:table-cell table:number-columns-repeated="993"/>
        </table:table-row>
        <table:table-row table:style-name="ro9">
          <table:table-cell office:value-type="string">
            <text:p>Crisis Helplines</text:p>
          </table:table-cell>
          <table:table-cell/>
          <table:table-cell office:value-type="string">
            <text:p>Depression</text:p>
          </table:table-cell>
          <table:table-cell table:number-columns-repeated="16"/>
          <table:table-cell office:value-type="string">
            <text:p>Depression Hotline</text:p>
          </table:table-cell>
          <table:table-cell/>
          <table:table-cell office:value-type="string">
            <text:p>(800)273-8255</text:p>
          </table:table-cell>
          <table:table-cell table:style-name="ce15" office:value-type="string">
            <text:p>528 S. Batavia Avenue</text:p>
          </table:table-cell>
          <table:table-cell office:value-type="string">
            <text:p>Batavia</text:p>
          </table:table-cell>
          <table:table-cell office:value-type="string">
            <text:p>Illinois</text:p>
          </table:table-cell>
          <table:table-cell office:value-type="float" office:value="60510">
            <text:p>60510</text:p>
          </table:table-cell>
          <table:table-cell office:value-type="string">
            <text:p>(630)482-9699</text:p>
          </table:table-cell>
          <table:table-cell table:style-name="ce15" office:value-type="string">
            <text:p><text:a xlink:href="https://www.spsamerica.org/">https://www.spsamerica.org/</text:a> </text:p>
          </table:table-cell>
          <table:table-cell table:style-name="ce15" office:value-type="string">
            <text:p>Suicide Prevention Services of America is one of only seven organizations in the United States devoted to saving lives and restoring hope through prevention, intervention and postvention. </text:p>
          </table:table-cell>
          <table:table-cell office:value-type="string">
            <text:p>Prevention</text:p>
          </table:table-cell>
          <table:table-cell table:style-name="ce3" office:value-type="string">
            <text:p>Prevention, Restoring, Intervention</text:p>
          </table:table-cell>
          <table:table-cell table:number-columns-repeated="993"/>
        </table:table-row>
        <table:table-row table:style-name="ro10">
          <table:table-cell office:value-type="string">
            <text:p>Substance Abuse</text:p>
          </table:table-cell>
          <table:table-cell table:number-columns-repeated="14"/>
          <table:table-cell table:style-name="ce3" office:value-type="string">
            <text:p>Alcoholism and Drug Dependence</text:p>
          </table:table-cell>
          <table:table-cell table:number-columns-repeated="3"/>
          <table:table-cell office:value-type="string">
            <text:p>National Council on Alcoholism and Drug Dependence (NCADD)</text:p>
          </table:table-cell>
          <table:table-cell/>
          <table:table-cell table:style-name="ce15" office:value-type="string">
            <text:p>1-800-475-4673 / 1-800-622-2255</text:p>
          </table:table-cell>
          <table:table-cell table:style-name="ce15" office:value-type="string">
            <text:p>244 East 58th Street 4th Floor</text:p>
          </table:table-cell>
          <table:table-cell table:number-columns-repeated="2" office:value-type="string">
            <text:p>New York</text:p>
          </table:table-cell>
          <table:table-cell office:value-type="float" office:value="10022">
            <text:p>10022</text:p>
          </table:table-cell>
          <table:table-cell table:style-name="ce15" office:value-type="string">
            <text:p>212-269-7797 </text:p>
          </table:table-cell>
          <table:table-cell table:style-name="ce15" office:value-type="string">
            <text:p><text:a xlink:href="http://ncadd.org/">http://ncadd.org/</text:a> </text:p>
          </table:table-cell>
          <table:table-cell table:style-name="ce15" office:value-type="string">
            <text:p>Let NCADD help you find care in your community, learn more about important health issues, and make informed health-care choices. Help is just a call or visit away. </text:p>
          </table:table-cell>
          <table:table-cell office:value-type="string">
            <text:p>Help</text:p>
          </table:table-cell>
          <table:table-cell table:style-name="ce3" office:value-type="string">
            <text:p>Heath issue, Alcoholism</text:p>
          </table:table-cell>
          <table:table-cell table:number-columns-repeated="993"/>
        </table:table-row>
        <table:table-row table:style-name="ro11">
          <table:table-cell office:value-type="string">
            <text:p>Substance Abuse</text:p>
          </table:table-cell>
          <table:table-cell table:number-columns-repeated="14"/>
          <table:table-cell office:value-type="string">
            <text:p>Alcoholism</text:p>
          </table:table-cell>
          <table:table-cell table:number-columns-repeated="3"/>
          <table:table-cell office:value-type="string">
            <text:p>Al-Anon Family Groups Help and Hope for families and friends of Alcoholics</text:p>
          </table:table-cell>
          <table:table-cell/>
          <table:table-cell table:style-name="ce16" office:value-type="string">
            <text:p>1-888-425-2666</text:p>
          </table:table-cell>
          <table:table-cell table:style-name="ce17" office:value-type="string">
            <text:p>1600 Corporate Landing Parkway</text:p>
          </table:table-cell>
          <table:table-cell table:style-name="ce3" office:value-type="string">
            <text:p>Virginia Beach</text:p>
          </table:table-cell>
          <table:table-cell office:value-type="string">
            <text:p>Virginia</text:p>
          </table:table-cell>
          <table:table-cell office:value-type="string">
            <text:p>23454-5617</text:p>
          </table:table-cell>
          <table:table-cell table:style-name="ce15" office:value-type="string">
            <text:p>(757)563-1600 </text:p>
          </table:table-cell>
          <table:table-cell table:style-name="ce15" office:value-type="string">
            <text:p><text:a xlink:href="https://al-anon.org/">https://al-anon.org/</text:a> </text:p>
          </table:table-cell>
          <table:table-cell table:style-name="ce15" office:value-type="string">
            <text:p>Al-Anon members are people, just like you, who are worried about someone with a drinking problem.</text:p>
          </table:table-cell>
          <table:table-cell office:value-type="string">
            <text:p>Help</text:p>
          </table:table-cell>
          <table:table-cell table:style-name="ce3" office:value-type="string">
            <text:p>Drinking problem</text:p>
          </table:table-cell>
          <table:table-cell table:number-columns-repeated="993"/>
        </table:table-row>
        <table:table-row table:style-name="ro12">
          <table:table-cell office:value-type="string">
            <text:p>Substance Abuse</text:p>
          </table:table-cell>
          <table:table-cell table:number-columns-repeated="14"/>
          <table:table-cell table:style-name="ce3" office:value-type="string">
            <text:p>Narcotics Anonymous</text:p>
          </table:table-cell>
          <table:table-cell table:number-columns-repeated="3"/>
          <table:table-cell office:value-type="string">
            <text:p>New England Region of Narcotics Anonymous</text:p>
          </table:table-cell>
          <table:table-cell/>
          <table:table-cell table:style-name="ce15" office:value-type="string">
            <text:p>1-866-624-3578</text:p>
          </table:table-cell>
          <table:table-cell table:style-name="ce15" office:value-type="string">
            <text:p>P.O. Box 437</text:p>
          </table:table-cell>
          <table:table-cell office:value-type="string">
            <text:p>Quincy</text:p>
          </table:table-cell>
          <table:table-cell office:value-type="string">
            <text:p>Massachusetts</text:p>
          </table:table-cell>
          <table:table-cell office:value-type="float" office:value="2269">
            <text:p>2269</text:p>
          </table:table-cell>
          <table:table-cell/>
          <table:table-cell table:style-name="ce15" office:value-type="string">
            <text:p><text:a xlink:href="https://nerna.org/">https://nerna.org/</text:a> </text:p>
          </table:table-cell>
          <table:table-cell table:style-name="ce15" office:value-type="string">
            <text:p>one of the gateways to the “experience,strength and hope” available to any addict seeking recovery. It contains information for addicts and professionals about Narcotics Anonymous in the New England Region of NA. </text:p>
          </table:table-cell>
          <table:table-cell office:value-type="string">
            <text:p>Recovery</text:p>
          </table:table-cell>
          <table:table-cell office:value-type="string">
            <text:p>Addict</text:p>
          </table:table-cell>
          <table:table-cell table:number-columns-repeated="993"/>
        </table:table-row>
        <table:table-row table:style-name="ro13">
          <table:table-cell office:value-type="string">
            <text:p>Mental Health Issue</text:p>
          </table:table-cell>
          <table:table-cell table:number-columns-repeated="11"/>
          <table:table-cell table:style-name="ce3" office:value-type="string">
            <text:p>Mental Health Service</text:p>
          </table:table-cell>
          <table:table-cell table:number-columns-repeated="6"/>
          <table:table-cell office:value-type="string">
            <text:p>Substance Abuse and Mental Health Services Administration(SAMHSA)Disaster Distress Helpline</text:p>
          </table:table-cell>
          <table:table-cell/>
          <table:table-cell office:value-type="string">
            <text:p>(800)662-4357</text:p>
          </table:table-cell>
          <table:table-cell table:style-name="ce15" office:value-type="string">
            <text:p>5600 Fishers Lane</text:p>
          </table:table-cell>
          <table:table-cell office:value-type="string">
            <text:p>Rockville</text:p>
          </table:table-cell>
          <table:table-cell office:value-type="string">
            <text:p>Maryland</text:p>
          </table:table-cell>
          <table:table-cell office:value-type="float" office:value="20857">
            <text:p>20857</text:p>
          </table:table-cell>
          <table:table-cell/>
          <table:table-cell table:style-name="ce15" office:value-type="string">
            <text:p><text:a xlink:href="https://www.samhsa.gov/find-help/disaster-distress-helpline">https://www.samhsa.gov/find-help/disaster-distress-helpline</text:a> </text:p>
          </table:table-cell>
          <table:table-cell table:style-name="ce15" office:value-type="string">
            <text:p>SAMHSA’s National Helpline is a free, confidential, 24/7, 365-day-a-year treatment referral and information service (in English and Spanish) for individuals and families facing mental and/or substance use disorders. </text:p>
          </table:table-cell>
          <table:table-cell table:number-columns-repeated="995"/>
        </table:table-row>
        <table:table-row table:style-name="ro14">
          <table:table-cell office:value-type="string">
            <text:p>Crisis Helplines</text:p>
          </table:table-cell>
          <table:table-cell/>
          <table:table-cell table:style-name="ce3" office:value-type="string">
            <text:p>Domestic/ Sexual violence</text:p>
          </table:table-cell>
          <table:table-cell table:number-columns-repeated="16"/>
          <table:table-cell office:value-type="string">
            <text:p>Domestic Violence Hotline/ Child Abuse</text:p>
          </table:table-cell>
          <table:table-cell/>
          <table:table-cell table:style-name="ce15" office:value-type="string">
            <text:p>(800) 799-7233 </text:p>
          </table:table-cell>
          <table:table-cell table:style-name="ce17" office:value-type="string">
            <text:p>PO Box 90249 </text:p>
          </table:table-cell>
          <table:table-cell office:value-type="string">
            <text:p>Austin</text:p>
          </table:table-cell>
          <table:table-cell office:value-type="string">
            <text:p>Texas</text:p>
          </table:table-cell>
          <table:table-cell table:style-name="ce17" office:value-type="float" office:value="78709">
            <text:p>78709</text:p>
          </table:table-cell>
          <table:table-cell table:style-name="ce17" office:value-type="string">
            <text:p>512-453-8117 </text:p>
          </table:table-cell>
          <table:table-cell table:style-name="ce15" office:value-type="string">
            <text:p><text:a xlink:href="https://www.thehotline.org/">https://www.thehotline.org/</text:a> </text:p>
          </table:table-cell>
          <table:table-cell table:style-name="ce15" office:value-type="string">
            <text:p>Are you a victim of Abuse or knows anyone who is? Call for Help 24/7 No fees to Pay </text:p>
          </table:table-cell>
          <table:table-cell office:value-type="string">
            <text:p>Get Help</text:p>
          </table:table-cell>
          <table:table-cell office:value-type="string">
            <text:p>Abuse, Help</text:p>
          </table:table-cell>
          <table:table-cell table:number-columns-repeated="993"/>
        </table:table-row>
        <table:table-row table:style-name="ro15">
          <table:table-cell office:value-type="string">
            <text:p>Crisis Helplines</text:p>
          </table:table-cell>
          <table:table-cell/>
          <table:table-cell office:value-type="string">
            <text:p>Elder Abuse</text:p>
          </table:table-cell>
          <table:table-cell table:number-columns-repeated="16"/>
          <table:table-cell office:value-type="string">
            <text:p>Elder Abuse Hotline</text:p>
          </table:table-cell>
          <table:table-cell/>
          <table:table-cell table:style-name="ce17" office:value-type="string">
            <text:p>(800) 252-8966 </text:p>
          </table:table-cell>
          <table:table-cell table:number-columns-repeated="6"/>
          <table:table-cell table:style-name="ce15" office:value-type="string">
            <text:p>If you suspect elder abuse, neglect, or exploitation, call your state's elder abuse hotline or reporting number. Help is available. </text:p>
          </table:table-cell>
          <table:table-cell office:value-type="string">
            <text:p>Help</text:p>
          </table:table-cell>
          <table:table-cell office:value-type="string">
            <text:p>Edler Abuse</text:p>
          </table:table-cell>
          <table:table-cell table:number-columns-repeated="993"/>
        </table:table-row>
        <table:table-row table:style-name="ro16">
          <table:table-cell office:value-type="string">
            <text:p>Crisis Helplines</text:p>
          </table:table-cell>
          <table:table-cell/>
          <table:table-cell table:style-name="ce3" office:value-type="string">
            <text:p>Domestic Violence</text:p>
          </table:table-cell>
          <table:table-cell table:number-columns-repeated="16"/>
          <table:table-cell office:value-type="string">
            <text:p>National Domestic Violence Hotline</text:p>
          </table:table-cell>
          <table:table-cell/>
          <table:table-cell office:value-type="string">
            <text:p>(800) 799-7233 </text:p>
          </table:table-cell>
          <table:table-cell table:style-name="ce17" office:value-type="string">
            <text:p>PO Box 90249 </text:p>
          </table:table-cell>
          <table:table-cell office:value-type="string">
            <text:p>Austin</text:p>
          </table:table-cell>
          <table:table-cell office:value-type="string">
            <text:p>Texas</text:p>
          </table:table-cell>
          <table:table-cell table:style-name="ce17" office:value-type="float" office:value="78709">
            <text:p>78709</text:p>
          </table:table-cell>
          <table:table-cell table:style-name="ce17" office:value-type="string">
            <text:p>512-453-8117 </text:p>
          </table:table-cell>
          <table:table-cell table:style-name="ce15" office:value-type="string">
            <text:p><text:a xlink:href="https://www.thehotline.org/">https://www.thehotline.org/</text:a> </text:p>
          </table:table-cell>
          <table:table-cell table:style-name="ce15" office:value-type="string">
            <text:p>Hotline advocates are available to chat every day from 7 a.m. - 2 a.m. Central time </text:p>
          </table:table-cell>
          <table:table-cell office:value-type="string">
            <text:p>Get Help</text:p>
          </table:table-cell>
          <table:table-cell office:value-type="string">
            <text:p>Abuse, Help</text:p>
          </table:table-cell>
          <table:table-cell table:number-columns-repeated="993"/>
        </table:table-row>
        <table:table-row table:style-name="ro17">
          <table:table-cell office:value-type="string">
            <text:p>Crisis Helplines</text:p>
          </table:table-cell>
          <table:table-cell/>
          <table:table-cell table:style-name="ce3" office:value-type="string">
            <text:p>Sexual Assault</text:p>
          </table:table-cell>
          <table:table-cell table:number-columns-repeated="16"/>
          <table:table-cell office:value-type="string">
            <text:p>Rape, Abuse, Incest, National Network(RAINN)</text:p>
          </table:table-cell>
          <table:table-cell/>
          <table:table-cell table:style-name="ce17" office:value-type="string">
            <text:p>(800) 656-HOPE (4673) </text:p>
          </table:table-cell>
          <table:table-cell table:number-columns-repeated="4"/>
          <table:table-cell table:style-name="ce17" office:value-type="string">
            <text:p>202.544.1034 </text:p>
          </table:table-cell>
          <table:table-cell table:style-name="ce15" office:value-type="string">
            <text:p><text:a xlink:href="https://www.rainn.org/">https://www.rainn.org/</text:a> </text:p>
          </table:table-cell>
          <table:table-cell table:style-name="ce15" office:value-type="string">
            <text:p>Call to be connected with a trained staff member from a sexual assault service provider in your area. </text:p>
          </table:table-cell>
          <table:table-cell table:style-name="ce3" office:value-type="string">
            <text:p>Services Provided</text:p>
          </table:table-cell>
          <table:table-cell office:value-type="string">
            <text:p>Assault</text:p>
          </table:table-cell>
          <table:table-cell table:number-columns-repeated="993"/>
        </table:table-row>
        <table:table-row table:style-name="ro18">
          <table:table-cell office:value-type="string">
            <text:p>Crisis Helplines</text:p>
          </table:table-cell>
          <table:table-cell/>
          <table:table-cell table:style-name="ce3" office:value-type="string">
            <text:p>Sexual Assault</text:p>
          </table:table-cell>
          <table:table-cell table:number-columns-repeated="16"/>
          <table:table-cell office:value-type="string">
            <text:p>Sexual Abuse – Stop it now!</text:p>
          </table:table-cell>
          <table:table-cell/>
          <table:table-cell table:style-name="ce17" office:value-type="string">
            <text:p>(888) PREVENT (7738368) </text:p>
          </table:table-cell>
          <table:table-cell table:style-name="ce17" office:value-type="string">
            <text:p>351 Pleasant Street, Suite B-319</text:p>
          </table:table-cell>
          <table:table-cell office:value-type="string">
            <text:p>Northampton</text:p>
          </table:table-cell>
          <table:table-cell office:value-type="string">
            <text:p>Massachusetts</text:p>
          </table:table-cell>
          <table:table-cell table:style-name="ce17" office:value-type="float" office:value="1060">
            <text:p>1060</text:p>
          </table:table-cell>
          <table:table-cell table:style-name="ce15" office:value-type="string">
            <text:p>413.587.3500 </text:p>
          </table:table-cell>
          <table:table-cell table:style-name="ce15" office:value-type="string">
            <text:p><text:a xlink:href="https://www.stopitnow.org/">https://www.stopitnow.org/</text:a> </text:p>
          </table:table-cell>
          <table:table-cell table:style-name="ce15" office:value-type="string">
            <text:p>Together we can stop the Sexual Abuse of children. We're Here to Help! </text:p>
          </table:table-cell>
          <table:table-cell office:value-type="string">
            <text:p>Stop Abuse</text:p>
          </table:table-cell>
          <table:table-cell office:value-type="string">
            <text:p>Sexual Abuse</text:p>
          </table:table-cell>
          <table:table-cell table:number-columns-repeated="993"/>
        </table:table-row>
        <table:table-row table:style-name="ro19">
          <table:table-cell office:value-type="string">
            <text:p>Crisis Helplines</text:p>
          </table:table-cell>
          <table:table-cell/>
          <table:table-cell office:value-type="string">
            <text:p>LGBTQ Issues</text:p>
          </table:table-cell>
          <table:table-cell table:number-columns-repeated="16"/>
          <table:table-cell office:value-type="string">
            <text:p>Gay and Lesbian National Hotline</text:p>
          </table:table-cell>
          <table:table-cell/>
          <table:table-cell table:style-name="ce15" office:value-type="string">
            <text:p>(888)843-4564or text ANSWER to 839863 </text:p>
          </table:table-cell>
          <table:table-cell table:style-name="ce15" office:value-type="string">
            <text:p>2261 Market Street,  #296 </text:p>
          </table:table-cell>
          <table:table-cell office:value-type="string">
            <text:p>San Francisco</text:p>
          </table:table-cell>
          <table:table-cell office:value-type="string">
            <text:p>California</text:p>
          </table:table-cell>
          <table:table-cell office:value-type="float" office:value="94114">
            <text:p>94114</text:p>
          </table:table-cell>
          <table:table-cell office:value-type="string">
            <text:p>415-355-0003 </text:p>
          </table:table-cell>
          <table:table-cell table:style-name="ce15" office:value-type="string">
            <text:p><text:a xlink:href="https://www.glbthotline.org/">https://www.glbthotline.org/</text:a> </text:p>
          </table:table-cell>
          <table:table-cell table:style-name="ce15" office:value-type="string">
            <text:p>Serving gay, lesbian, bisexual, transgender &amp; questioning people by providing free and confidential peer-support and local resources </text:p>
          </table:table-cell>
          <table:table-cell office:value-type="string">
            <text:p>Support</text:p>
          </table:table-cell>
          <table:table-cell office:value-type="string">
            <text:p>LGBTQ</text:p>
          </table:table-cell>
          <table:table-cell table:number-columns-repeated="993"/>
        </table:table-row>
        <table:table-row table:style-name="ro19">
          <table:table-cell office:value-type="string">
            <text:p>Crisis Helplines</text:p>
          </table:table-cell>
          <table:table-cell/>
          <table:table-cell office:value-type="string">
            <text:p>LGBTQ Issues</text:p>
          </table:table-cell>
          <table:table-cell table:number-columns-repeated="16"/>
          <table:table-cell office:value-type="string">
            <text:p>Gay and Lesbian Trevor Helpline Suicide Prevention</text:p>
          </table:table-cell>
          <table:table-cell/>
          <table:table-cell table:style-name="ce15" office:value-type="string">
            <text:p>1-866-488-7386 / <text:s/>(800) 850-8078 </text:p>
          </table:table-cell>
          <table:table-cell table:style-name="ce15" office:value-type="string">
            <text:p>PO Box 69232 </text:p>
          </table:table-cell>
          <table:table-cell table:style-name="ce3" office:value-type="string">
            <text:p>West Hollywood</text:p>
          </table:table-cell>
          <table:table-cell office:value-type="string">
            <text:p>California</text:p>
          </table:table-cell>
          <table:table-cell table:style-name="ce15" office:value-type="float" office:value="90069">
            <text:p>90069</text:p>
          </table:table-cell>
          <table:table-cell table:style-name="ce15" office:value-type="string">
            <text:p>310.271.8845 </text:p>
          </table:table-cell>
          <table:table-cell table:style-name="ce15" office:value-type="string">
            <text:p><text:a xlink:href="https://www.thetrevorproject.org/">https://www.thetrevorproject.org/</text:a> </text:p>
          </table:table-cell>
          <table:table-cell table:style-name="ce15" office:value-type="string">
            <text:p>If you are a young person in crisis, feeling suicidal, or in need of a safe and judgment-free place to talk, call the Trevor Lifeline now </text:p>
          </table:table-cell>
          <table:table-cell office:value-type="string">
            <text:p>Support</text:p>
          </table:table-cell>
          <table:table-cell table:style-name="ce3" office:value-type="string">
            <text:p>LGBTQ, Suicide</text:p>
          </table:table-cell>
          <table:table-cell table:number-columns-repeated="993"/>
        </table:table-row>
        <table:table-row table:style-name="ro20">
          <table:table-cell office:value-type="string">
            <text:p>Crisis Helplines</text:p>
          </table:table-cell>
          <table:table-cell/>
          <table:table-cell office:value-type="string">
            <text:p>LGBTQ Issues</text:p>
          </table:table-cell>
          <table:table-cell table:number-columns-repeated="16"/>
          <table:table-cell office:value-type="string">
            <text:p>Gay Mens's Domestic Violence Program</text:p>
          </table:table-cell>
          <table:table-cell/>
          <table:table-cell table:style-name="ce17" office:value-type="string">
            <text:p>(800) 832-1901 </text:p>
          </table:table-cell>
          <table:table-cell table:number-columns-repeated="6"/>
          <table:table-cell table:style-name="ce15" office:value-type="string">
            <text:p>LGBTQ Domestic Violence Project, for reports and counseling needs </text:p>
          </table:table-cell>
          <table:table-cell office:value-type="string">
            <text:p>Counseling</text:p>
          </table:table-cell>
          <table:table-cell table:style-name="ce3" office:value-type="string">
            <text:p>LGBTQ, Violence</text:p>
          </table:table-cell>
          <table:table-cell table:number-columns-repeated="993"/>
        </table:table-row>
        <table:table-row table:style-name="ro21">
          <table:table-cell office:value-type="string">
            <text:p>Crisis Helplines</text:p>
          </table:table-cell>
          <table:table-cell/>
          <table:table-cell office:value-type="string">
            <text:p>LGBT Issues</text:p>
          </table:table-cell>
          <table:table-cell table:number-columns-repeated="16"/>
          <table:table-cell office:value-type="string">
            <text:p>LGBT National Youth Talktime</text:p>
          </table:table-cell>
          <table:table-cell/>
          <table:table-cell table:style-name="ce17" office:value-type="string">
            <text:p>(800) 246-7743</text:p>
          </table:table-cell>
          <table:table-cell table:style-name="ce15" office:value-type="string">
            <text:p>2261 Market Street,  #296 </text:p>
          </table:table-cell>
          <table:table-cell office:value-type="string">
            <text:p>San Francisco</text:p>
          </table:table-cell>
          <table:table-cell office:value-type="string">
            <text:p>California</text:p>
          </table:table-cell>
          <table:table-cell office:value-type="float" office:value="94114">
            <text:p>94114</text:p>
          </table:table-cell>
          <table:table-cell office:value-type="string">
            <text:p>415-355-0003 </text:p>
          </table:table-cell>
          <table:table-cell table:style-name="ce15" office:value-type="string">
            <text:p><text:a xlink:href="http://www.glnh.org/talkline">http://www.glnh.org/talkline</text:a> </text:p>
          </table:table-cell>
          <table:table-cell table:style-name="ce15" office:value-type="string">
            <text:p>The Lesbian, Gay, Bisexual and Transgender National Youth Talkline is here for you.We provide a safe space that is anonymous and confidential where young callers can speak on many different issues and concerns <text:s/>M-F1pm to 9pm S 9am to 2pm PT</text:p>
          </table:table-cell>
          <table:table-cell office:value-type="string">
            <text:p>Counseling</text:p>
          </table:table-cell>
          <table:table-cell office:value-type="string">
            <text:p>LGBT, Issue</text:p>
          </table:table-cell>
          <table:table-cell table:number-columns-repeated="993"/>
        </table:table-row>
        <table:table-row table:style-name="ro22">
          <table:table-cell office:value-type="string">
            <text:p>Crisis Helplines</text:p>
          </table:table-cell>
          <table:table-cell/>
          <table:table-cell office:value-type="string">
            <text:p>Trans Issues</text:p>
          </table:table-cell>
          <table:table-cell table:number-columns-repeated="16"/>
          <table:table-cell office:value-type="string">
            <text:p>Trans Life</text:p>
          </table:table-cell>
          <table:table-cell/>
          <table:table-cell table:style-name="ce15" office:value-type="string">
            <text:p>(877) 565-8860 </text:p>
          </table:table-cell>
          <table:table-cell table:style-name="ce15" office:value-type="string">
            <text:p>101 Broadway #311 </text:p>
          </table:table-cell>
          <table:table-cell table:style-name="ce15" office:value-type="string">
            <text:p>Oakland </text:p>
          </table:table-cell>
          <table:table-cell office:value-type="string">
            <text:p>California</text:p>
          </table:table-cell>
          <table:table-cell table:style-name="ce15" office:value-type="float" office:value="94607">
            <text:p>94607</text:p>
          </table:table-cell>
          <table:table-cell table:style-name="ce15" office:value-type="string">
            <text:p>510-771-1417</text:p>
          </table:table-cell>
          <table:table-cell table:style-name="ce15" office:value-type="string">
            <text:p><text:a xlink:href="https://www.translifeline.org/">https://www.translifeline.org/</text:a> </text:p>
          </table:table-cell>
          <table:table-cell table:style-name="ce15" office:value-type="string">
            <text:p>Trans Lifeline is a trans-led organization that connects trans people to the community, support, and resources they need to survive and thrive. </text:p>
          </table:table-cell>
          <table:table-cell office:value-type="string">
            <text:p>Support</text:p>
          </table:table-cell>
          <table:table-cell office:value-type="string">
            <text:p>Trans, Issue</text:p>
          </table:table-cell>
          <table:table-cell table:number-columns-repeated="993"/>
        </table:table-row>
        <table:table-row table:style-name="ro23">
          <table:table-cell office:value-type="string">
            <text:p>Housing Issue</text:p>
          </table:table-cell>
          <table:table-cell table:number-columns-repeated="9"/>
          <table:table-cell table:style-name="ce3" office:value-type="string">
            <text:p>Shelter Issue</text:p>
          </table:table-cell>
          <table:table-cell table:number-columns-repeated="8"/>
          <table:table-cell office:value-type="string">
            <text:p>Adolescent Crisis Intervention &amp; Counseling Nineline</text:p>
          </table:table-cell>
          <table:table-cell/>
          <table:table-cell table:style-name="ce15" office:value-type="string">
            <text:p>(800) 999-9999 </text:p>
          </table:table-cell>
          <table:table-cell table:style-name="ce15" office:value-type="string">
            <text:p>461 Eighth Avenue </text:p>
          </table:table-cell>
          <table:table-cell table:number-columns-repeated="2" table:style-name="ce15" office:value-type="string">
            <text:p>New York </text:p>
          </table:table-cell>
          <table:table-cell table:style-name="ce17" office:value-type="float" office:value="10001">
            <text:p>10001</text:p>
          </table:table-cell>
          <table:table-cell table:style-name="ce15" office:value-type="string">
            <text:p>800-388-3888 </text:p>
          </table:table-cell>
          <table:table-cell table:style-name="ce15" office:value-type="string">
            <text:p><text:a xlink:href="https://www.covenanthouse.org/homeless-shelters">https://www.covenanthouse.org/homeless-shelters</text:a> </text:p>
          </table:table-cell>
          <table:table-cell table:style-name="ce15" office:value-type="string">
            <text:p>Covenant House offers services including healthcare, educational support/GED preparation/college scholarships, job readiness and skills training programs, drug abuse treatment and prevention programs, legal services, mental health services, mother/child programs, transitional living programs, street outreach and aftercare. </text:p>
          </table:table-cell>
          <table:table-cell table:style-name="ce3" office:value-type="string">
            <text:p>Housing for homeless and trafficked youth</text:p>
          </table:table-cell>
          <table:table-cell office:value-type="string">
            <text:p>Shelter</text:p>
          </table:table-cell>
          <table:table-cell table:number-columns-repeated="993"/>
        </table:table-row>
        <table:table-row table:style-name="ro24">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Boys Town: Saving children &amp; Healing Families</text:p>
          </table:table-cell>
          <table:table-cell/>
          <table:table-cell table:style-name="ce15" office:value-type="string">
            <text:p>800-448-3000 </text:p>
          </table:table-cell>
          <table:table-cell table:style-name="ce15" office:value-type="string">
            <text:p>14100 Crawford St. </text:p>
          </table:table-cell>
          <table:table-cell table:style-name="ce15" office:value-type="string">
            <text:p>Boys Town </text:p>
          </table:table-cell>
          <table:table-cell office:value-type="string">
            <text:p>Nebraska</text:p>
          </table:table-cell>
          <table:table-cell table:style-name="ce15" office:value-type="float" office:value="68010">
            <text:p>68010</text:p>
          </table:table-cell>
          <table:table-cell/>
          <table:table-cell table:style-name="ce19" office:value-type="string">
            <text:p><text:a xlink:href="https://www.boystown.org/hotline/Pages/default.aspx">https://www.boystown.org/hotline/Pages/default.aspx</text:a> </text:p>
          </table:table-cell>
          <table:table-cell table:style-name="ce15" office:value-type="string">
            <text:p>The Boys Town National Hotline is open 24 hours a day, 365 days a year, and is staffed by specially trained Boys Town counselors. </text:p>
          </table:table-cell>
          <table:table-cell table:style-name="ce3" office:value-type="string">
            <text:p>Improve conditions suffering Abuse, Addiction, Violence, Abandonment</text:p>
          </table:table-cell>
          <table:table-cell table:style-name="ce3" office:value-type="string">
            <text:p>Child Abuse, Addiction, Violence, Abandonment</text:p>
          </table:table-cell>
          <table:table-cell table:number-columns-repeated="993"/>
        </table:table-row>
        <table:table-row table:style-name="ro25">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Child at Risk Hotline</text:p>
          </table:table-cell>
          <table:table-cell/>
          <table:table-cell table:style-name="ce15" office:value-type="string">
            <text:p>(800) 792-5200 </text:p>
          </table:table-cell>
          <table:table-cell table:style-name="ce15" office:value-type="string">
            <text:p>600 Washington St, 6th Floor </text:p>
          </table:table-cell>
          <table:table-cell office:value-type="string">
            <text:p>Boston</text:p>
          </table:table-cell>
          <table:table-cell office:value-type="string">
            <text:p>Massachusetts</text:p>
          </table:table-cell>
          <table:table-cell table:style-name="ce17" office:value-type="float" office:value="2111">
            <text:p>2111</text:p>
          </table:table-cell>
          <table:table-cell table:style-name="ce17" office:value-type="string">
            <text:p>617-748-2000</text:p>
          </table:table-cell>
          <table:table-cell table:style-name="ce15" office:value-type="string">
            <text:p><text:a xlink:href="https://www.mass.gov/child-abuse-and-neglect">https://www.mass.gov/child-abuse-and-neglect</text:a> </text:p>
          </table:table-cell>
          <table:table-cell table:style-name="ce15" office:value-type="string">
            <text:p>To report abuse or neglect, call the Child-at-Risk Hotline anytime of the day or night. 8:45 am - 5:00 p.m., M-F</text:p>
          </table:table-cell>
          <table:table-cell table:style-name="ce15" office:value-type="string">
            <text:p>The Department of Children and Families (DCF) is committed to protecting children.  </text:p>
          </table:table-cell>
          <table:table-cell table:style-name="ce3" office:value-type="string">
            <text:p>Child abuse &amp; neglect</text:p>
          </table:table-cell>
          <table:table-cell table:number-columns-repeated="993"/>
        </table:table-row>
        <table:table-row table:style-name="ro26">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Children Welfare Information Getaway</text:p>
          </table:table-cell>
          <table:table-cell/>
          <table:table-cell table:style-name="ce15" office:value-type="string">
            <text:p>1.800.422.4453 / 1.800.394.3366 9:30 a.m. and 5:30 p.m. (ET)</text:p>
          </table:table-cell>
          <table:table-cell table:style-name="ce15" office:value-type="string">
            <text:p>330 C Street S.W. </text:p>
          </table:table-cell>
          <table:table-cell office:value-type="string">
            <text:p>Washington</text:p>
          </table:table-cell>
          <table:table-cell office:value-type="string">
            <text:p>DC</text:p>
          </table:table-cell>
          <table:table-cell table:style-name="ce17" office:value-type="float" office:value="20201">
            <text:p>20201</text:p>
          </table:table-cell>
          <table:table-cell/>
          <table:table-cell table:style-name="ce15" office:value-type="string">
            <text:p><text:a xlink:href="https://www.childwelfare.gov/">https://www.childwelfare.gov/</text:a> </text:p>
          </table:table-cell>
          <table:table-cell table:style-name="ce15" office:value-type="string">
            <text:p>Child Welfare Information Gateway promotes the safety, permanency, and well-being of children, youth, and families by connecting child welfare, adoption, and related professionals as well as the public to information, resources, and tools covering topics on child welfare, child abuse and neglect, out-of-home care, adoption, and more. </text:p>
          </table:table-cell>
          <table:table-cell table:style-name="ce3" office:value-type="string">
            <text:p>Child Welfare Information Gateway promotes the safety</text:p>
          </table:table-cell>
          <table:table-cell table:style-name="ce3" office:value-type="string">
            <text:p>Child abuse &amp; neglect</text:p>
          </table:table-cell>
          <table:table-cell table:number-columns-repeated="993"/>
        </table:table-row>
        <table:table-row table:style-name="ro27">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Childhelp National Child Abuse Hotline</text:p>
          </table:table-cell>
          <table:table-cell/>
          <table:table-cell table:style-name="ce17" office:value-type="string">
            <text:p>800-4-A-CHILD (800)- 4-2-24453 </text:p>
          </table:table-cell>
          <table:table-cell table:style-name="ce3" office:value-type="string">
            <text:p>6730 N.Scottsdale Rd, <text:s/>Suite 150</text:p>
          </table:table-cell>
          <table:table-cell office:value-type="string">
            <text:p>Scottsdale</text:p>
          </table:table-cell>
          <table:table-cell office:value-type="string">
            <text:p>Arizona</text:p>
          </table:table-cell>
          <table:table-cell office:value-type="float" office:value="85253">
            <text:p>85253</text:p>
          </table:table-cell>
          <table:table-cell office:value-type="string">
            <text:p>480.922.8212</text:p>
          </table:table-cell>
          <table:table-cell table:style-name="ce15" office:value-type="string">
            <text:p><text:a xlink:href="https://www.childhelp.org/hotline/">https://www.childhelp.org/hotline/</text:a> </text:p>
          </table:table-cell>
          <table:table-cell table:style-name="ce15" office:value-type="string">
            <text:p>The Childhelp National Child Abuse Hotline is dedicated to the prevention of child abuse across US and Canada.</text:p>
          </table:table-cell>
          <table:table-cell table:style-name="ce3" office:value-type="string">
            <text:p>Preventing Child Abuse, Locate Child Protective Services (CPS) nearby</text:p>
          </table:table-cell>
          <table:table-cell table:style-name="ce3" office:value-type="string">
            <text:p>Child protection, Abuse</text:p>
          </table:table-cell>
          <table:table-cell table:number-columns-repeated="993"/>
        </table:table-row>
        <table:table-row table:style-name="ro15">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Cyber Tipline for Reporting the exploitation of children</text:p>
          </table:table-cell>
          <table:table-cell/>
          <table:table-cell table:style-name="ce17" office:value-type="string">
            <text:p>1-800-THE-LOST (1-800-843-5678)</text:p>
          </table:table-cell>
          <table:table-cell table:style-name="ce15" office:value-type="string">
            <text:p>333 John Carlyle Street Suite #125 </text:p>
          </table:table-cell>
          <table:table-cell office:value-type="string">
            <text:p>Alexandria</text:p>
          </table:table-cell>
          <table:table-cell office:value-type="string">
            <text:p>Virginia</text:p>
          </table:table-cell>
          <table:table-cell table:style-name="ce15" office:value-type="string">
            <text:p>22314-5950 </text:p>
          </table:table-cell>
          <table:table-cell office:value-type="string">
            <text:p>703-224-2150</text:p>
          </table:table-cell>
          <table:table-cell table:style-name="ce15" office:value-type="string">
            <text:p><text:a xlink:href="http://www.missingkids.com/">http://www.missingkids.com/</text:a> </text:p>
          </table:table-cell>
          <table:table-cell table:style-name="ce15" office:value-type="string">
            <text:p>The National Center for Missing &amp; Exploited Children is a private, non-profit 501(c)(3) corporation whose mission is to help find missing children, reduce child sexual exploitation, and prevent child victimization. NCMEC works with families, victims, private industry, law enforcement, and the public to assist with preventing child abductions, recovering missing children, and providing services to deter and combat child sexual exploitation. </text:p>
          </table:table-cell>
          <table:table-cell table:style-name="ce3" office:value-type="string">
            <text:p>Preventing Child Abuse, Sexual exploitation</text:p>
          </table:table-cell>
          <table:table-cell table:style-name="ce3" office:value-type="string">
            <text:p>Sexual Exploitation, child Abuse,Abduction</text:p>
          </table:table-cell>
          <table:table-cell table:number-columns-repeated="993"/>
        </table:table-row>
        <table:table-row table:style-name="ro28">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Missing &amp; Exploited Children Hotline / National Center for Missing &amp; Exploited <text:s/>Children Hotline</text:p>
          </table:table-cell>
          <table:table-cell/>
          <table:table-cell table:style-name="ce17" office:value-type="string">
            <text:p>1-800-THE-LOST (1-800-843-5678)</text:p>
          </table:table-cell>
          <table:table-cell table:style-name="ce15" office:value-type="string">
            <text:p>333 John Carlyle Street Suite #125 </text:p>
          </table:table-cell>
          <table:table-cell office:value-type="string">
            <text:p>Alexandria</text:p>
          </table:table-cell>
          <table:table-cell office:value-type="string">
            <text:p>Virginia</text:p>
          </table:table-cell>
          <table:table-cell table:style-name="ce15" office:value-type="string">
            <text:p>22314-5950 </text:p>
          </table:table-cell>
          <table:table-cell office:value-type="string">
            <text:p>703-224-2150</text:p>
          </table:table-cell>
          <table:table-cell table:style-name="ce15" office:value-type="string">
            <text:p><text:a xlink:href="http://www.missingkids.com/">http://www.missingkids.com/</text:a> </text:p>
          </table:table-cell>
          <table:table-cell table:style-name="ce15" office:value-type="string">
            <text:p>If you think you have seen a missing child, contact the National Center for Missing &amp; Exploited Children 24-hours a day, 7 days a week. </text:p>
          </table:table-cell>
          <table:table-cell table:style-name="ce3" office:value-type="string">
            <text:p>Preventing Child Abuse, Sexual exploitation</text:p>
          </table:table-cell>
          <table:table-cell table:style-name="ce3" office:value-type="string">
            <text:p>Missing child, Sexual Exploitation, child Abuse,Abduction</text:p>
          </table:table-cell>
          <table:table-cell table:number-columns-repeated="993"/>
        </table:table-row>
        <table:table-row table:style-name="ro29">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National Runaway Switchboard (NRS)</text:p>
          </table:table-cell>
          <table:table-cell/>
          <table:table-cell table:style-name="ce17" office:value-type="string">
            <text:p>(800)RUNAWAY (800)7862929 <text:s/>TEXT 66008</text:p>
          </table:table-cell>
          <table:table-cell table:style-name="ce15" office:value-type="string">
            <text:p>3141B N. Lincoln </text:p>
          </table:table-cell>
          <table:table-cell office:value-type="string">
            <text:p>Chicago</text:p>
          </table:table-cell>
          <table:table-cell office:value-type="string">
            <text:p>Illinois</text:p>
          </table:table-cell>
          <table:table-cell table:style-name="ce15" office:value-type="string">
            <text:p> 60657 </text:p>
          </table:table-cell>
          <table:table-cell table:style-name="ce17" office:value-type="string">
            <text:p>773.880.9860</text:p>
          </table:table-cell>
          <table:table-cell table:style-name="ce15" office:value-type="string">
            <text:p><text:a xlink:href="https://www.1800runaway.org/">https://www.1800runaway.org/</text:a> </text:p>
          </table:table-cell>
          <table:table-cell table:style-name="ce15" office:value-type="string">
            <text:p>Is a 24/7 Helpline for youths who are thinking or has ran away from home. </text:p>
          </table:table-cell>
          <table:table-cell table:style-name="ce3" office:value-type="string">
            <text:p>NRS serves as the national communication system for runaway and homeless youth.</text:p>
          </table:table-cell>
          <table:table-cell office:value-type="string">
            <text:p>Runaway</text:p>
          </table:table-cell>
          <table:table-cell table:number-columns-repeated="993"/>
        </table:table-row>
        <table:table-row table:style-name="ro30">
          <table:table-cell table:style-name="ce3" office:value-type="string">
            <text:p>Child/ Family Protection</text:p>
          </table:table-cell>
          <table:table-cell table:number-columns-repeated="12"/>
          <table:table-cell table:style-name="ce3" office:value-type="string">
            <text:p>Protecting Parents and Families</text:p>
          </table:table-cell>
          <table:table-cell table:number-columns-repeated="5"/>
          <table:table-cell office:value-type="string">
            <text:p>Parental Stress Line</text:p>
          </table:table-cell>
          <table:table-cell/>
          <table:table-cell table:style-name="ce15" office:value-type="string">
            <text:p>1-800-632-8188 </text:p>
          </table:table-cell>
          <table:table-cell table:style-name="ce15" office:value-type="string">
            <text:p>108 Water St </text:p>
          </table:table-cell>
          <table:table-cell office:value-type="string">
            <text:p>Watertown</text:p>
          </table:table-cell>
          <table:table-cell office:value-type="string">
            <text:p>Massachusetts</text:p>
          </table:table-cell>
          <table:table-cell table:style-name="ce15" office:value-type="float" office:value="2742">
            <text:p>2742</text:p>
          </table:table-cell>
          <table:table-cell table:style-name="ce15" office:value-type="string">
            <text:p>617-926-5008 </text:p>
          </table:table-cell>
          <table:table-cell table:style-name="ce15" office:value-type="string">
            <text:p><text:a xlink:href="https://www.parentshelpingparents.org/parental-stress-line">https://www.parentshelpingparents.org/parental-stress-line</text:a> </text:p>
          </table:table-cell>
          <table:table-cell table:style-name="ce15" office:value-type="string">
            <text:p>24/7 Parents or guardians with problems relating to their children do not hesitate to call us. Parental Stress Line (PSL) is confidential and anonymous</text:p>
          </table:table-cell>
          <table:table-cell table:style-name="ce15" office:value-type="string">
            <text:p> Trained volunteer counselors offer a way to relieve stress in an environment which is non-judgmental along with being sympathetic. </text:p>
          </table:table-cell>
          <table:table-cell office:value-type="string">
            <text:p>Child Issue</text:p>
          </table:table-cell>
          <table:table-cell table:number-columns-repeated="993"/>
        </table:table-row>
        <table:table-row table:style-name="ro29">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Love Our Children USA – Teen Helpline</text:p>
          </table:table-cell>
          <table:table-cell/>
          <table:table-cell table:style-name="ce15" office:value-type="string">
            <text:p>1.888.347.KIDS (5437)</text:p>
          </table:table-cell>
          <table:table-cell table:number-columns-repeated="4"/>
          <table:table-cell table:style-name="ce15" office:value-type="string">
            <text:p>212.629.2099 </text:p>
          </table:table-cell>
          <table:table-cell table:style-name="ce15" office:value-type="string">
            <text:p><text:a xlink:href="http://www.loveourchildrenusa.org/kids-teens">http://www.loveourchildrenusa.org/kids-teens</text:a> </text:p>
          </table:table-cell>
          <table:table-cell table:style-name="ce15" office:value-type="string">
            <text:p>For teen related problems and issues, we are here to listen and to help. Love Our Children USA was founded on a promise to America's children to keep them safe.</text:p>
          </table:table-cell>
          <table:table-cell office:value-type="string">
            <text:p>Safety</text:p>
          </table:table-cell>
          <table:table-cell table:style-name="ce3" office:value-type="string">
            <text:p>Child Safety, kids, teens</text:p>
          </table:table-cell>
          <table:table-cell table:number-columns-repeated="993"/>
        </table:table-row>
        <table:table-row table:style-name="ro31">
          <table:table-cell table:style-name="ce3" office:value-type="string">
            <text:p>Child/ Family Protection</text:p>
          </table:table-cell>
          <table:table-cell table:number-columns-repeated="12"/>
          <table:table-cell table:style-name="ce3" office:value-type="string">
            <text:p>Protecting Children and Families</text:p>
          </table:table-cell>
          <table:table-cell table:number-columns-repeated="5"/>
          <table:table-cell office:value-type="string">
            <text:p>Thursday's Child National Youth Advocacy Hotline</text:p>
          </table:table-cell>
          <table:table-cell/>
          <table:table-cell table:style-name="ce17" office:value-type="string">
            <text:p>(800)USA-KIDS / (800) 872-5437 / 818-831-1234</text:p>
          </table:table-cell>
          <table:table-cell table:number-columns-repeated="5"/>
          <table:table-cell table:style-name="ce15" office:value-type="string">
            <text:p><text:a xlink:href="http://www.thursdayschild.org/html/about.html">http://www.thursdayschild.org/html/about.html</text:a> </text:p>
          </table:table-cell>
          <table:table-cell table:style-name="ce15" office:value-type="string">
            <text:p>National Call Center for At-Risk Youth offers a 24 hour hotline for both parents and children. </text:p>
          </table:table-cell>
          <table:table-cell office:value-type="string">
            <text:p>At-Risk youth</text:p>
          </table:table-cell>
          <table:table-cell table:style-name="ce3" office:value-type="string">
            <text:p>Parents ,teens, at risk youth</text:p>
          </table:table-cell>
          <table:table-cell table:number-columns-repeated="993"/>
        </table:table-row>
        <table:table-row table:style-name="ro32">
          <table:table-cell office:value-type="string">
            <text:p>Mental Health Issue</text:p>
          </table:table-cell>
          <table:table-cell table:number-columns-repeated="11"/>
          <table:table-cell table:style-name="ce3" office:value-type="string">
            <text:p>Mental illness</text:p>
          </table:table-cell>
          <table:table-cell table:number-columns-repeated="6"/>
          <table:table-cell office:value-type="string">
            <text:p>National Institute of Mental Health(NIMH) Information Center</text:p>
          </table:table-cell>
          <table:table-cell/>
          <table:table-cell table:style-name="ce15" office:value-type="string">
            <text:p>(866) 615-6464 </text:p>
          </table:table-cell>
          <table:table-cell table:style-name="ce15" office:value-type="string">
            <text:p>6001 Executive Boulevard, Room 6200, MSC 9663 </text:p>
          </table:table-cell>
          <table:table-cell office:value-type="string">
            <text:p>Bethesda</text:p>
          </table:table-cell>
          <table:table-cell office:value-type="string">
            <text:p>Maryland</text:p>
          </table:table-cell>
          <table:table-cell office:value-type="float" office:value="20892">
            <text:p>20892</text:p>
          </table:table-cell>
          <table:table-cell/>
          <table:table-cell table:style-name="ce15" office:value-type="string">
            <text:p><text:a xlink:href="https://www.nimh.nih.gov/index.shtml">https://www.nimh.nih.gov/index.shtml</text:a> </text:p>
          </table:table-cell>
          <table:table-cell table:style-name="ce15" office:value-type="string">
            <text:p>"Transforming the understanding and treatment of mental illnesses" </text:p>
          </table:table-cell>
          <table:table-cell office:value-type="string">
            <text:p>Treatment</text:p>
          </table:table-cell>
          <table:table-cell office:value-type="string">
            <text:p>Mental Illness</text:p>
          </table:table-cell>
          <table:table-cell table:number-columns-repeated="993"/>
        </table:table-row>
        <table:table-row table:style-name="ro33">
          <table:table-cell table:style-name="ce3" office:value-type="string">
            <text:p>Legal Judicial Services</text:p>
          </table:table-cell>
          <table:table-cell table:number-columns-repeated="10"/>
          <table:table-cell table:style-name="ce3" office:value-type="string">
            <text:p>Crime Victim Services</text:p>
          </table:table-cell>
          <table:table-cell table:number-columns-repeated="7"/>
          <table:table-cell office:value-type="string">
            <text:p>National Victims Of Crime Center</text:p>
          </table:table-cell>
          <table:table-cell/>
          <table:table-cell table:style-name="ce17" office:value-type="string">
            <text:p>(800) FYI-CALL / <text:s/>(800-394-2255) </text:p>
          </table:table-cell>
          <table:table-cell table:style-name="ce3" office:value-type="string">
            <text:p>P.O. Box 101207</text:p>
          </table:table-cell>
          <table:table-cell office:value-type="string">
            <text:p>Arlington</text:p>
          </table:table-cell>
          <table:table-cell office:value-type="string">
            <text:p>Virginia</text:p>
          </table:table-cell>
          <table:table-cell office:value-type="float" office:value="22210">
            <text:p>22210</text:p>
          </table:table-cell>
          <table:table-cell office:value-type="string">
            <text:p>202 467-8700</text:p>
          </table:table-cell>
          <table:table-cell table:style-name="ce15" office:value-type="string">
            <text:p><text:a xlink:href="https://victimsofcrime.org/">https://victimsofcrime.org/</text:a> </text:p>
          </table:table-cell>
          <table:table-cell table:style-name="ce15" office:value-type="string">
            <text:p>The mission of the National Center for Victims of Crime is to forge a national commitment to help victims of crime rebuild their lives. We are dedicated to serving individuals, families, and communities harmed by crime. </text:p>
          </table:table-cell>
          <table:table-cell office:value-type="string">
            <text:p>Rebuild</text:p>
          </table:table-cell>
          <table:table-cell office:value-type="string">
            <text:p>crime, victim</text:p>
          </table:table-cell>
          <table:table-cell table:number-columns-repeated="993"/>
        </table:table-row>
        <table:table-row table:style-name="ro34">
          <table:table-cell office:value-type="string">
            <text:p>Veterans, Military</text:p>
          </table:table-cell>
          <table:table-cell table:number-columns-repeated="16"/>
          <table:table-cell table:style-name="ce3" office:value-type="string">
            <text:p>Family support (Armed Forces)</text:p>
          </table:table-cell>
          <table:table-cell/>
          <table:table-cell office:value-type="string">
            <text:p>Tragedy Assistance Program for Survivors (TAPS)</text:p>
          </table:table-cell>
          <table:table-cell/>
          <table:table-cell table:style-name="ce15" office:value-type="string">
            <text:p><text:s/>800-959-TAPS (8277)</text:p>
          </table:table-cell>
          <table:table-cell table:style-name="ce15" office:value-type="string">
            <text:p>3033 WILSON BLVD. THIRD FLOOR </text:p>
          </table:table-cell>
          <table:table-cell office:value-type="string">
            <text:p>Arlington</text:p>
          </table:table-cell>
          <table:table-cell office:value-type="string">
            <text:p>Virginia</text:p>
          </table:table-cell>
          <table:table-cell table:style-name="ce17" office:value-type="float" office:value="22201">
            <text:p>22201</text:p>
          </table:table-cell>
          <table:table-cell table:style-name="ce17" office:value-type="string">
            <text:p><text:span text:style-name="T1"> </text:span><text:span text:style-name="T1">202</text:span>.588.8277</text:p>
          </table:table-cell>
          <table:table-cell table:style-name="ce15" office:value-type="string">
            <text:p><text:a xlink:href="https://www.taps.org/">https://www.taps.org/</text:a> </text:p>
          </table:table-cell>
          <table:table-cell table:style-name="ce15" office:value-type="string">
            <text:p>Led by experts in the fields of child development, mental health and education, TAPS Programs provide safe spaces for military children to explore grief and embrace healing. </text:p>
          </table:table-cell>
          <table:table-cell office:value-type="string">
            <text:p>provide safe place</text:p>
          </table:table-cell>
          <table:table-cell office:value-type="string">
            <text:p>healing, grief</text:p>
          </table:table-cell>
          <table:table-cell table:number-columns-repeated="993"/>
        </table:table-row>
        <table:table-row table:style-name="ro33">
          <table:table-cell office:value-type="string">
            <text:p>Health Care</text:p>
          </table:table-cell>
          <table:table-cell table:number-columns-repeated="8"/>
          <table:table-cell office:value-type="string">
            <text:p>Chronic Pain</text:p>
          </table:table-cell>
          <table:table-cell table:number-columns-repeated="9"/>
          <table:table-cell office:value-type="string">
            <text:p>American Chronic Pain Association</text:p>
          </table:table-cell>
          <table:table-cell/>
          <table:table-cell table:style-name="ce15" office:value-type="string">
            <text:p>(800)-533-3231 </text:p>
          </table:table-cell>
          <table:table-cell table:style-name="ce15" office:value-type="string">
            <text:p>PO Box 850 </text:p>
          </table:table-cell>
          <table:table-cell office:value-type="string">
            <text:p>Rocklin</text:p>
          </table:table-cell>
          <table:table-cell office:value-type="string">
            <text:p>California</text:p>
          </table:table-cell>
          <table:table-cell table:style-name="ce17" office:value-type="float" office:value="95677">
            <text:p>95677</text:p>
          </table:table-cell>
          <table:table-cell/>
          <table:table-cell table:style-name="ce15" office:value-type="string">
            <text:p><text:a xlink:href="https://www.theacpa.org/">https://www.theacpa.org/</text:a> </text:p>
          </table:table-cell>
          <table:table-cell table:style-name="ce15" office:value-type="string">
            <text:p>Support and education for individuals with chronic pain and their families .The ACPA is a non-profit, tax-exempt 501(c) (3) organization. Donations are tax deductible and will be quickly and gratefully acknowledged.</text:p>
          </table:table-cell>
          <table:table-cell table:style-name="ce3" office:value-type="string">
            <text:p>Educate and support people in pain</text:p>
          </table:table-cell>
          <table:table-cell office:value-type="string">
            <text:p>Educate, pain</text:p>
          </table:table-cell>
          <table:table-cell table:number-columns-repeated="993"/>
        </table:table-row>
        <table:table-row table:style-name="ro35">
          <table:table-cell office:value-type="string">
            <text:p>Health Care</text:p>
          </table:table-cell>
          <table:table-cell table:number-columns-repeated="8"/>
          <table:table-cell table:style-name="ce3" office:value-type="string">
            <text:p>Attention Deficit, Hyperactivity Disorder</text:p>
          </table:table-cell>
          <table:table-cell table:number-columns-repeated="9"/>
          <table:table-cell office:value-type="string">
            <text:p>Children &amp; Adults with Attention Deficit/Hyperactivity Disorder CHAAD</text:p>
          </table:table-cell>
          <table:table-cell/>
          <table:table-cell table:style-name="ce15" office:value-type="string">
            <text:p>(800) 233-4050 / 866-200-8098, Monday-Friday, 1-5 pm ET </text:p>
          </table:table-cell>
          <table:table-cell table:style-name="ce15" office:value-type="string">
            <text:p>4221 Forbes Blvd, Suite 270 </text:p>
          </table:table-cell>
          <table:table-cell office:value-type="string">
            <text:p>Lanham</text:p>
          </table:table-cell>
          <table:table-cell office:value-type="string">
            <text:p>Maryland</text:p>
          </table:table-cell>
          <table:table-cell table:style-name="ce15" office:value-type="float" office:value="20706">
            <text:p>20706</text:p>
          </table:table-cell>
          <table:table-cell table:style-name="ce15" office:value-type="string">
            <text:p>301-306-7070 </text:p>
          </table:table-cell>
          <table:table-cell table:style-name="ce15" office:value-type="string">
            <text:p><text:a xlink:href="https://chadd.org/">https://chadd.org/</text:a> </text:p>
          </table:table-cell>
          <table:table-cell table:style-name="ce15" office:value-type="string">
            <text:p>Children and Adults with Attention-Deficit/Hyperactivity Disorder (CHADD), is a national nonprofit organization that improves the lives of people affected by ADHD through education, advocacy, and support. </text:p>
          </table:table-cell>
          <table:table-cell office:value-type="string">
            <text:p>Support</text:p>
          </table:table-cell>
          <table:table-cell table:style-name="ce3" office:value-type="string">
            <text:p>Attention Deficit, Hyperactivity disorder</text:p>
          </table:table-cell>
          <table:table-cell table:number-columns-repeated="993"/>
        </table:table-row>
        <table:table-row table:style-name="ro33">
          <table:table-cell office:value-type="string">
            <text:p>Health Care</text:p>
          </table:table-cell>
          <table:table-cell table:number-columns-repeated="8"/>
          <table:table-cell table:style-name="ce3" office:value-type="string">
            <text:p>Depression and Bipolar</text:p>
          </table:table-cell>
          <table:table-cell table:number-columns-repeated="9"/>
          <table:table-cell office:value-type="string">
            <text:p>Depression &amp; Bipolar Support Alliance (DBSA</text:p>
          </table:table-cell>
          <table:table-cell/>
          <table:table-cell table:style-name="ce15" office:value-type="string">
            <text:p>(800) 826 -3632 </text:p>
          </table:table-cell>
          <table:table-cell table:style-name="ce15" office:value-type="string">
            <text:p>55 E Jackson Blvd, Suite 490 </text:p>
          </table:table-cell>
          <table:table-cell office:value-type="string">
            <text:p>Chicago</text:p>
          </table:table-cell>
          <table:table-cell office:value-type="string">
            <text:p>Illinois</text:p>
          </table:table-cell>
          <table:table-cell office:value-type="float" office:value="60604">
            <text:p>60604</text:p>
          </table:table-cell>
          <table:table-cell/>
          <table:table-cell table:style-name="ce15" office:value-type="string">
            <text:p><text:a xlink:href="https://www.dbsalliance.org/">https://www.dbsalliance.org/</text:a> </text:p>
          </table:table-cell>
          <table:table-cell table:style-name="ce15" office:value-type="string">
            <text:p>Depression and bipolar disorder can be isolating illnesses, but DBSA support groups can help you connect with others who have been there as well. </text:p>
          </table:table-cell>
          <table:table-cell table:style-name="ce3" office:value-type="string">
            <text:p>Suport people with Depression &amp; Bipolar</text:p>
          </table:table-cell>
          <table:table-cell office:value-type="string">
            <text:p>Depression, Bipolar</text:p>
          </table:table-cell>
          <table:table-cell table:number-columns-repeated="993"/>
        </table:table-row>
        <table:table-row table:style-name="ro33">
          <table:table-cell office:value-type="string">
            <text:p>Health Care</text:p>
          </table:table-cell>
          <table:table-cell table:number-columns-repeated="8"/>
          <table:table-cell office:value-type="string">
            <text:p>Grief</text:p>
          </table:table-cell>
          <table:table-cell table:number-columns-repeated="9"/>
          <table:table-cell office:value-type="string">
            <text:p>Grief Recovery Institute</text:p>
          </table:table-cell>
          <table:table-cell/>
          <table:table-cell table:style-name="ce15" office:value-type="string">
            <text:p>(818) 907-9600 </text:p>
          </table:table-cell>
          <table:table-cell table:style-name="ce15" office:value-type="string">
            <text:p>132 SW Crowell Way Suite 100 </text:p>
          </table:table-cell>
          <table:table-cell office:value-type="string">
            <text:p>Bend</text:p>
          </table:table-cell>
          <table:table-cell office:value-type="string">
            <text:p>Oregon</text:p>
          </table:table-cell>
          <table:table-cell table:style-name="ce15" office:value-type="float" office:value="97702">
            <text:p>97702</text:p>
          </table:table-cell>
          <table:table-cell table:style-name="ce15" office:value-type="string">
            <text:p>(800) 334-7606 </text:p>
          </table:table-cell>
          <table:table-cell table:style-name="ce15" office:value-type="string">
            <text:p><text:a xlink:href="https://www.griefrecoverymethod.com/">https://www.griefrecoverymethod.com/</text:a> </text:p>
          </table:table-cell>
          <table:table-cell table:style-name="ce15" office:value-type="string">
            <text:p>Are you, or someone you love, is suffering from a broken heart. Is it due to a death, divorce or another major loss? If so you might feel sad, distracted, or confused. You are not alone. The Grief Recovery Method has been helping people feel better following a loss for over 35 years </text:p>
          </table:table-cell>
          <table:table-cell office:value-type="string">
            <text:p>Grief Recovery</text:p>
          </table:table-cell>
          <table:table-cell office:value-type="string">
            <text:p>Grief, recovery</text:p>
          </table:table-cell>
          <table:table-cell table:number-columns-repeated="993"/>
        </table:table-row>
        <table:table-row table:style-name="ro33">
          <table:table-cell office:value-type="string">
            <text:p>Health Care</text:p>
          </table:table-cell>
          <table:table-cell table:number-columns-repeated="8"/>
          <table:table-cell office:value-type="string">
            <text:p>Eating Disorder</text:p>
          </table:table-cell>
          <table:table-cell table:number-columns-repeated="9"/>
          <table:table-cell office:value-type="string">
            <text:p>Harvard Eating Disorders Center</text:p>
          </table:table-cell>
          <table:table-cell/>
          <table:table-cell table:style-name="ce15" office:value-type="string">
            <text:p>(888) 236-1188 </text:p>
          </table:table-cell>
          <table:table-cell table:style-name="ce17" office:value-type="string">
            <text:p>15 Parkman St Ste WACC725 </text:p>
          </table:table-cell>
          <table:table-cell office:value-type="string">
            <text:p>Boston</text:p>
          </table:table-cell>
          <table:table-cell office:value-type="string">
            <text:p>Massachusetts</text:p>
          </table:table-cell>
          <table:table-cell table:style-name="ce17" office:value-type="float" office:value="2108">
            <text:p>2108</text:p>
          </table:table-cell>
          <table:table-cell table:style-name="ce17" office:value-type="string">
            <text:p>(617) 236-7766 </text:p>
          </table:table-cell>
          <table:table-cell table:style-name="ce15" office:value-type="string">
            <text:p><text:a xlink:href="https://www.hedc.org/">https://www.hedc.org/</text:a> </text:p>
          </table:table-cell>
          <table:table-cell table:style-name="ce15" office:value-type="string">
            <text:p>The Eating Disorders Center will fund research and educate students and faculty about preventing eating disorders, administrators said yesterday. </text:p>
          </table:table-cell>
          <table:table-cell table:style-name="ce3" office:value-type="string">
            <text:p>Educate and support people with Eating Disorder</text:p>
          </table:table-cell>
          <table:table-cell table:style-name="ce3" office:value-type="string">
            <text:p>Addiction &amp; Eating Disorders</text:p>
          </table:table-cell>
          <table:table-cell table:number-columns-repeated="993"/>
        </table:table-row>
        <table:table-row table:style-name="ro33">
          <table:table-cell office:value-type="string">
            <text:p>Health Care</text:p>
          </table:table-cell>
          <table:table-cell table:number-columns-repeated="8"/>
          <table:table-cell office:value-type="string">
            <text:p>Disability</text:p>
          </table:table-cell>
          <table:table-cell table:number-columns-repeated="9"/>
          <table:table-cell office:value-type="string">
            <text:p>National Center for Learning Disabilities (NCLD)</text:p>
          </table:table-cell>
          <table:table-cell/>
          <table:table-cell table:style-name="ce15" office:value-type="string">
            <text:p>(888) 575-7373 </text:p>
          </table:table-cell>
          <table:table-cell table:style-name="ce15" office:value-type="string">
            <text:p>1 Thomas Circle NW, #700 Washington </text:p>
          </table:table-cell>
          <table:table-cell office:value-type="string">
            <text:p>Washington</text:p>
          </table:table-cell>
          <table:table-cell office:value-type="string">
            <text:p>DC</text:p>
          </table:table-cell>
          <table:table-cell table:style-name="ce17" office:value-type="float" office:value="20005">
            <text:p>20005</text:p>
          </table:table-cell>
          <table:table-cell/>
          <table:table-cell table:style-name="ce15" office:value-type="string">
            <text:p><text:a xlink:href="https://www.ncld.org/">https://www.ncld.org/</text:a> </text:p>
          </table:table-cell>
          <table:table-cell table:style-name="ce15" office:value-type="string">
            <text:p>Founded in 1977 by Carrie and Pete Rozelle as the Foundation for Children with Learning Disabilities. </text:p>
          </table:table-cell>
          <table:table-cell table:style-name="ce15" office:value-type="string">
            <text:p>For more than 40 years, NCLD has worked to create a society in which every individual possesses the academic, social, and emotional skills needed to succeed in school, at work, and in life. </text:p>
          </table:table-cell>
          <table:table-cell table:style-name="ce3" office:value-type="string">
            <text:p>Learning or Attention Issue</text:p>
          </table:table-cell>
          <table:table-cell table:number-columns-repeated="993"/>
        </table:table-row>
        <table:table-row table:style-name="ro33">
          <table:table-cell office:value-type="string">
            <text:p>Mental Health Issue</text:p>
          </table:table-cell>
          <table:table-cell table:number-columns-repeated="11"/>
          <table:table-cell office:value-type="string">
            <text:p>Mental illness</text:p>
          </table:table-cell>
          <table:table-cell table:number-columns-repeated="6"/>
          <table:table-cell office:value-type="string">
            <text:p>National Alliance on Mental Illness (NAMI)</text:p>
          </table:table-cell>
          <table:table-cell/>
          <table:table-cell table:style-name="ce15" office:value-type="string">
            <text:p>(800) 950-NAMI (6264) <text:s text:c="2"/>TEXT NAMI TO 741741</text:p>
          </table:table-cell>
          <table:table-cell table:style-name="ce15" office:value-type="string">
            <text:p>3803 N. Fairfax Drive, Suite 100 </text:p>
          </table:table-cell>
          <table:table-cell office:value-type="string">
            <text:p>Arlington</text:p>
          </table:table-cell>
          <table:table-cell office:value-type="string">
            <text:p>Virginia</text:p>
          </table:table-cell>
          <table:table-cell office:value-type="float" office:value="22203">
            <text:p>22203</text:p>
          </table:table-cell>
          <table:table-cell table:style-name="ce17" office:value-type="string">
            <text:p>703-524-7600</text:p>
          </table:table-cell>
          <table:table-cell table:style-name="ce15" office:value-type="string">
            <text:p><text:a xlink:href="https://www.nami.org/#">https://www.nami.org/#</text:a> </text:p>
          </table:table-cell>
          <table:table-cell table:style-name="ce15" office:value-type="string">
            <text:p>NAMI, the National Alliance on Mental Illness, is the nation’s largest grassroots mental health organization dedicated to building better lives for the millions of Americans affected by mental illness. </text:p>
          </table:table-cell>
          <table:table-cell table:style-name="ce15" office:value-type="string">
            <text:p>NAMI envisions a world where all people affected by mental illness live healthy, fulfilling lives supported by a community that cares. </text:p>
          </table:table-cell>
          <table:table-cell table:style-name="ce3" office:value-type="string">
            <text:p>Support, Mental Health Symptom</text:p>
          </table:table-cell>
          <table:table-cell table:number-columns-repeated="993"/>
        </table:table-row>
        <table:table-row table:style-name="ro34">
          <table:table-cell office:value-type="string">
            <text:p>Mental Health Issue</text:p>
          </table:table-cell>
          <table:table-cell table:number-columns-repeated="11"/>
          <table:table-cell office:value-type="string">
            <text:p>Panic Disorder</text:p>
          </table:table-cell>
          <table:table-cell table:number-columns-repeated="6"/>
          <table:table-cell office:value-type="string">
            <text:p>Panic Disorder Information Hotline</text:p>
          </table:table-cell>
          <table:table-cell/>
          <table:table-cell table:style-name="ce15" office:value-type="string">
            <text:p>800- 64-PANIC (72642) </text:p>
          </table:table-cell>
          <table:table-cell table:style-name="ce15" office:value-type="string">
            <text:p>1200 Fourth Avenue </text:p>
          </table:table-cell>
          <table:table-cell office:value-type="string">
            <text:p>San Diego</text:p>
          </table:table-cell>
          <table:table-cell office:value-type="string">
            <text:p>California</text:p>
          </table:table-cell>
          <table:table-cell table:style-name="ce15" office:value-type="float" office:value="92101">
            <text:p>92101</text:p>
          </table:table-cell>
          <table:table-cell/>
          <table:table-cell table:style-name="ce15" office:value-type="string">
            <text:p><text:a xlink:href="https://www.mentalhelp.net/anxiety/panic-attack-hotline/">https://www.mentalhelp.net/anxiety/panic-attack-hotline/</text:a> </text:p>
          </table:table-cell>
          <table:table-cell table:style-name="ce15" office:value-type="string">
            <text:p>The compassionate staff at the panic disorder hotline can provide information about what happens during an attack and provide tips to help get through the attack. </text:p>
          </table:table-cell>
          <table:table-cell table:style-name="ce3" office:value-type="string">
            <text:p>provide tip for panic disorder</text:p>
          </table:table-cell>
          <table:table-cell office:value-type="string">
            <text:p>Panic disorder</text:p>
          </table:table-cell>
          <table:table-cell table:number-columns-repeated="993"/>
        </table:table-row>
        <table:table-row table:style-name="ro36">
          <table:table-cell office:value-type="string">
            <text:p>Mental Health Issue</text:p>
          </table:table-cell>
          <table:table-cell table:number-columns-repeated="11"/>
          <table:table-cell office:value-type="string">
            <text:p>Self injury</text:p>
          </table:table-cell>
          <table:table-cell table:number-columns-repeated="6"/>
          <table:table-cell office:value-type="string">
            <text:p>Self-Injury</text:p>
          </table:table-cell>
          <table:table-cell/>
          <table:table-cell table:style-name="ce17" office:value-type="string">
            <text:p>1-800-DONT CUT (1-800-366-8288) </text:p>
          </table:table-cell>
          <table:table-cell table:number-columns-repeated="5"/>
          <table:table-cell table:style-name="ce15" office:value-type="string">
            <text:p><text:a xlink:href="https://selfinjury.com/">https://selfinjury.com/</text:a> </text:p>
          </table:table-cell>
          <table:table-cell table:style-name="ce15" office:value-type="string">
            <text:p>S.A.F.E. ALTERNATIVES® is a nationally recognized treatment approach, professional network, and educational resource base, which is committed to helping you and others achieve an end to self-injurious behavior. </text:p>
          </table:table-cell>
          <table:table-cell table:style-name="ce15" office:value-type="string">
            <text:p>There is no “safe” or “healthy” amount of self-injury. </text:p>
          </table:table-cell>
          <table:table-cell office:value-type="string">
            <text:p>Do not cut, self injury</text:p>
          </table:table-cell>
          <table:table-cell table:number-columns-repeated="993"/>
        </table:table-row>
        <table:table-row table:style-name="ro34">
          <table:table-cell office:value-type="string">
            <text:p>Health Care</text:p>
          </table:table-cell>
          <table:table-cell table:number-columns-repeated="8"/>
          <table:table-cell office:value-type="string">
            <text:p>AIDS Hotline</text:p>
          </table:table-cell>
          <table:table-cell table:number-columns-repeated="9"/>
          <table:table-cell office:value-type="string">
            <text:p>AIDS Hotline(Youth Online)</text:p>
          </table:table-cell>
          <table:table-cell/>
          <table:table-cell table:style-name="ce15" office:value-type="string">
            <text:p>(800) 788-1234 </text:p>
          </table:table-cell>
          <table:table-cell table:style-name="ce15" office:value-type="string">
            <text:p>75 Amory Street </text:p>
          </table:table-cell>
          <table:table-cell table:style-name="ce15" office:value-type="string">
            <text:p>Boston </text:p>
          </table:table-cell>
          <table:table-cell office:value-type="string">
            <text:p>Massachusetts</text:p>
          </table:table-cell>
          <table:table-cell table:style-name="ce17" office:value-type="float" office:value="2119">
            <text:p>2119</text:p>
          </table:table-cell>
          <table:table-cell table:style-name="ce15" office:value-type="string">
            <text:p>617.437.6200</text:p>
          </table:table-cell>
          <table:table-cell table:style-name="ce15" office:value-type="string">
            <text:p><text:a xlink:href="https://aac.org/">https://aac.org/</text:a> </text:p>
          </table:table-cell>
          <table:table-cell table:style-name="ce15" office:value-type="string">
            <text:p>Aids Action Committee - You+Me Working Towards a World Without HIV. AIDS Action is New England’s largest provider of services to people living with HIV/AIDS and populations at risk of infection.</text:p>
          </table:table-cell>
          <table:table-cell office:value-type="string">
            <text:p>World without HIV</text:p>
          </table:table-cell>
          <table:table-cell office:value-type="string">
            <text:p>HIV, AIDS, Infection</text:p>
          </table:table-cell>
          <table:table-cell table:number-columns-repeated="993"/>
        </table:table-row>
        <table:table-row table:style-name="ro36">
          <table:table-cell office:value-type="string">
            <text:p>Health Care</text:p>
          </table:table-cell>
          <table:table-cell table:number-columns-repeated="8"/>
          <table:table-cell office:value-type="string">
            <text:p>AIDS Hotline</text:p>
          </table:table-cell>
          <table:table-cell table:number-columns-repeated="9"/>
          <table:table-cell office:value-type="string">
            <text:p>AIDS National Hotline</text:p>
          </table:table-cell>
          <table:table-cell/>
          <table:table-cell table:style-name="ce15" office:value-type="string">
            <text:p>(800)-342-2437 </text:p>
          </table:table-cell>
          <table:table-cell table:number-columns-repeated="5"/>
          <table:table-cell table:style-name="ce15" office:value-type="string">
            <text:p><text:a xlink:href="https://npin.cdc.gov/">https://npin.cdc.gov/</text:a> </text:p>
          </table:table-cell>
          <table:table-cell table:style-name="ce15" office:value-type="string">
            <text:p>National Prevention Information Network(NPIN) offers a variety of tools and resources to support partner prevention efforts. </text:p>
          </table:table-cell>
          <table:table-cell office:value-type="string">
            <text:p>Prevention AIDS</text:p>
          </table:table-cell>
          <table:table-cell office:value-type="string">
            <text:p>AIDS, HIV, Prevention</text:p>
          </table:table-cell>
          <table:table-cell table:number-columns-repeated="993"/>
        </table:table-row>
        <table:table-row table:style-name="ro37">
          <table:table-cell office:value-type="string">
            <text:p>Health Care</text:p>
          </table:table-cell>
          <table:table-cell table:number-columns-repeated="8"/>
          <table:table-cell office:value-type="string">
            <text:p>AIDS Hotline</text:p>
          </table:table-cell>
          <table:table-cell table:number-columns-repeated="9"/>
          <table:table-cell office:value-type="string">
            <text:p>AIDS Info</text:p>
          </table:table-cell>
          <table:table-cell/>
          <table:table-cell table:style-name="ce15" office:value-type="string">
            <text:p>800-HIV-0440 (1-800-448-0440)</text:p>
          </table:table-cell>
          <table:table-cell table:style-name="ce15" office:value-type="string">
            <text:p>P.O. Box 4780 </text:p>
          </table:table-cell>
          <table:table-cell office:value-type="string">
            <text:p>Rockville</text:p>
          </table:table-cell>
          <table:table-cell office:value-type="string">
            <text:p>Maryland</text:p>
          </table:table-cell>
          <table:table-cell table:style-name="ce3" office:value-type="string">
            <text:p>20849-6303</text:p>
          </table:table-cell>
          <table:table-cell/>
          <table:table-cell table:style-name="ce15" office:value-type="string">
            <text:p><text:a xlink:href="https://aidsinfo.nih.gov/">https://aidsinfo.nih.gov/</text:a> </text:p>
          </table:table-cell>
          <table:table-cell table:number-columns-repeated="2" table:style-name="ce15" office:value-type="string">
            <text:p>Offering information on HIV/AIDS, treatment, prevention, and research </text:p>
          </table:table-cell>
          <table:table-cell office:value-type="string">
            <text:p>HIV/AIDS, prevention</text:p>
          </table:table-cell>
          <table:table-cell table:number-columns-repeated="993"/>
        </table:table-row>
        <table:table-row table:style-name="ro17">
          <table:table-cell office:value-type="string">
            <text:p>Health Care</text:p>
          </table:table-cell>
          <table:table-cell table:number-columns-repeated="8"/>
          <table:table-cell office:value-type="string">
            <text:p>STD</text:p>
          </table:table-cell>
          <table:table-cell table:number-columns-repeated="9"/>
          <table:table-cell office:value-type="string">
            <text:p>American Sexual Health Association (ASHA)</text:p>
          </table:table-cell>
          <table:table-cell/>
          <table:table-cell table:style-name="ce15" office:value-type="string">
            <text:p>(919) 361-8488 </text:p>
          </table:table-cell>
          <table:table-cell table:number-columns-repeated="5"/>
          <table:table-cell table:style-name="ce15" office:value-type="string">
            <text:p><text:a xlink:href="http://www.ashastd.org/">http://www.ashastd.org/</text:a> </text:p>
          </table:table-cell>
          <table:table-cell table:style-name="ce15" office:value-type="string">
            <text:p>ASHA was founded in 1914 in New York City, formed out of early 20th century social reform movements focused on fighting sexually transmitted infections (known then as venereal disease, or VD) and prostitution. </text:p>
          </table:table-cell>
          <table:table-cell table:style-name="ce17" office:value-type="string">
            <text:p>Fighting Sexually Transmitted Infections</text:p>
          </table:table-cell>
          <table:table-cell table:style-name="ce3" office:value-type="string">
            <text:p>Sexually Transmitted Infections, VD</text:p>
          </table:table-cell>
          <table:table-cell table:number-columns-repeated="993"/>
        </table:table-row>
        <table:table-row table:style-name="ro38">
          <table:table-cell office:value-type="string">
            <text:p>Health Care</text:p>
          </table:table-cell>
          <table:table-cell table:number-columns-repeated="8"/>
          <table:table-cell office:value-type="string">
            <text:p>Pregnancy</text:p>
          </table:table-cell>
          <table:table-cell table:number-columns-repeated="9"/>
          <table:table-cell office:value-type="string">
            <text:p>Baby Safe Haven</text:p>
          </table:table-cell>
          <table:table-cell/>
          <table:table-cell table:style-name="ce15" office:value-type="string">
            <text:p>(888) 510-2229 </text:p>
          </table:table-cell>
          <table:table-cell table:style-name="ce15" office:value-type="string">
            <text:p>120 North Lee Street </text:p>
          </table:table-cell>
          <table:table-cell table:style-name="ce15" office:value-type="string">
            <text:p>Falls Church </text:p>
          </table:table-cell>
          <table:table-cell office:value-type="string">
            <text:p>Virginia</text:p>
          </table:table-cell>
          <table:table-cell table:style-name="ce15" office:value-type="float" office:value="22046">
            <text:p>22046</text:p>
          </table:table-cell>
          <table:table-cell table:style-name="ce15" office:value-type="string">
            <text:p>703.339.8111 </text:p>
          </table:table-cell>
          <table:table-cell table:style-name="ce15" office:value-type="string">
            <text:p><text:a xlink:href="http://safehaven.tv/states/">http://safehaven.tv/states/</text:a> </text:p>
          </table:table-cell>
          <table:table-cell table:style-name="ce15" office:value-type="string">
            <text:p>If you're pregnant and do not feel you can care for your baby, or if you have a baby you cannot care for, you've come to the right place. With Safe Haven, no one ever has to abandon a child again.</text:p>
          </table:table-cell>
          <table:table-cell table:style-name="ce15" office:value-type="string">
            <text:p>It's an option you and your baby can live with. </text:p>
          </table:table-cell>
          <table:table-cell office:value-type="string">
            <text:p>Baby Care, Pregnant</text:p>
          </table:table-cell>
          <table:table-cell table:number-columns-repeated="993"/>
        </table:table-row>
        <table:table-row table:style-name="ro20">
          <table:table-cell office:value-type="string">
            <text:p>Health Care</text:p>
          </table:table-cell>
          <table:table-cell table:number-columns-repeated="8"/>
          <table:table-cell office:value-type="string">
            <text:p>AIDS Hotline</text:p>
          </table:table-cell>
          <table:table-cell table:number-columns-repeated="9"/>
          <table:table-cell office:value-type="string">
            <text:p>AIDS Service Locators</text:p>
          </table:table-cell>
          <table:table-cell/>
          <table:table-cell table:style-name="ce15" office:value-type="string">
            <text:p>1-800-CDC-INFO (1-800-232-4636) </text:p>
          </table:table-cell>
          <table:table-cell table:style-name="ce15" office:value-type="string">
            <text:p>5600 Fishers Lane </text:p>
          </table:table-cell>
          <table:table-cell office:value-type="string">
            <text:p>Rockville</text:p>
          </table:table-cell>
          <table:table-cell office:value-type="string">
            <text:p>Maryland</text:p>
          </table:table-cell>
          <table:table-cell office:value-type="float" office:value="20857">
            <text:p>20857</text:p>
          </table:table-cell>
          <table:table-cell/>
          <table:table-cell table:style-name="ce15" office:value-type="string">
            <text:p><text:a xlink:href="https://hab.hrsa.gov/get-care/state-hivaids-hotlines">https://hab.hrsa.gov/get-care/state-hivaids-hotlines</text:a> </text:p>
          </table:table-cell>
          <table:table-cell table:style-name="ce15" office:value-type="string">
            <text:p>The Health Resources and Services Administration (HRSA), an agency of the U.S. Department of Health and Human Services, is the primary federal agency for improving health care to people who are geographically isolated, economically or medically vulnerable. </text:p>
          </table:table-cell>
          <table:table-cell table:style-name="ce15" office:value-type="string">
            <text:p>HRSA programs help those in need of high quality primary health care, people living with HIV/AIDS, pregnant women, and mothers </text:p>
          </table:table-cell>
          <table:table-cell table:style-name="ce3" office:value-type="string">
            <text:p>Vulnerable, Isolated, HIV/AIDS</text:p>
          </table:table-cell>
          <table:table-cell table:number-columns-repeated="993"/>
        </table:table-row>
        <table:table-row table:style-name="ro38">
          <table:table-cell office:value-type="string">
            <text:p>Health Care</text:p>
          </table:table-cell>
          <table:table-cell table:number-columns-repeated="8"/>
          <table:table-cell table:style-name="ce3" office:value-type="string">
            <text:p>Planned Parenthood</text:p>
          </table:table-cell>
          <table:table-cell table:number-columns-repeated="9"/>
          <table:table-cell office:value-type="string">
            <text:p>Planned Parenthood </text:p>
          </table:table-cell>
          <table:table-cell/>
          <table:table-cell table:style-name="ce15" office:value-type="string">
            <text:p>(800) 230-PLAN(7526) </text:p>
          </table:table-cell>
          <table:table-cell table:number-columns-repeated="5"/>
          <table:table-cell table:style-name="ce15" office:value-type="string">
            <text:p><text:a xlink:href="https://www.plannedparenthood.org/">https://www.plannedparenthood.org/</text:a> </text:p>
          </table:table-cell>
          <table:table-cell table:style-name="ce15" office:value-type="string">
            <text:p>Planned Parenthood delivers vital reproductive health care, sex education, and information to millions of women, men, and young people worldwide. </text:p>
          </table:table-cell>
          <table:table-cell table:style-name="ce15" office:value-type="string">
            <text:p>Planned Parenthood delivers vital reproductive health care, sex education, and information to millions of people worldwide. </text:p>
          </table:table-cell>
          <table:table-cell table:style-name="ce3" office:value-type="string">
            <text:p>Sex Ed, Reproductive Health, </text:p>
          </table:table-cell>
          <table:table-cell table:number-columns-repeated="993"/>
        </table:table-row>
        <table:table-row table:style-name="ro27">
          <table:table-cell office:value-type="string">
            <text:p>Health Care</text:p>
          </table:table-cell>
          <table:table-cell table:number-columns-repeated="8"/>
          <table:table-cell office:value-type="string">
            <text:p>Postpartum Depression</text:p>
          </table:table-cell>
          <table:table-cell table:number-columns-repeated="9"/>
          <table:table-cell office:value-type="string">
            <text:p>Postpartum Support International</text:p>
          </table:table-cell>
          <table:table-cell/>
          <table:table-cell table:style-name="ce15" office:value-type="string">
            <text:p><text:s/>800.944.4PPD (4773) / <text:s/>TEXT: 503-894-9453</text:p>
          </table:table-cell>
          <table:table-cell table:style-name="ce15" office:value-type="string">
            <text:p>6706 SW 54th Avenue </text:p>
          </table:table-cell>
          <table:table-cell office:value-type="string">
            <text:p>Portland</text:p>
          </table:table-cell>
          <table:table-cell office:value-type="string">
            <text:p>Oregon</text:p>
          </table:table-cell>
          <table:table-cell table:style-name="ce15" office:value-type="float" office:value="97219">
            <text:p>97219</text:p>
          </table:table-cell>
          <table:table-cell table:style-name="ce15" office:value-type="string">
            <text:p>503-894-9453 </text:p>
          </table:table-cell>
          <table:table-cell table:style-name="ce15" office:value-type="string">
            <text:p><text:a xlink:href="https://www.postpartum.net/">https://www.postpartum.net/</text:a> </text:p>
          </table:table-cell>
          <table:table-cell table:style-name="ce15" office:value-type="string">
            <text:p>We provide direct peer support to families, train professionals, and provide a bridge to connect them. </text:p>
          </table:table-cell>
          <table:table-cell table:style-name="ce15" office:value-type="string">
            <text:p>We want you to remember you are not alone, you are not to blame, with help you can heal. </text:p>
          </table:table-cell>
          <table:table-cell office:value-type="string">
            <text:p>postpartum depression</text:p>
          </table:table-cell>
          <table:table-cell table:number-columns-repeated="993"/>
        </table:table-row>
        <table:table-row table:style-name="ro38">
          <table:table-cell office:value-type="string">
            <text:p>Crisis Helplines</text:p>
          </table:table-cell>
          <table:table-cell/>
          <table:table-cell office:value-type="string">
            <text:p>Sexual Assault</text:p>
          </table:table-cell>
          <table:table-cell table:number-columns-repeated="16"/>
          <table:table-cell office:value-type="string">
            <text:p>People Against Rape (PAR)</text:p>
          </table:table-cell>
          <table:table-cell/>
          <table:table-cell table:style-name="ce15" office:value-type="string">
            <text:p>(843) 745-0144 </text:p>
          </table:table-cell>
          <table:table-cell table:style-name="ce15" office:value-type="string">
            <text:p>PO Box 1723 </text:p>
          </table:table-cell>
          <table:table-cell office:value-type="string">
            <text:p>Charleston</text:p>
          </table:table-cell>
          <table:table-cell office:value-type="string">
            <text:p>South Carolina</text:p>
          </table:table-cell>
          <table:table-cell table:style-name="ce15" office:value-type="float" office:value="29402">
            <text:p>29402</text:p>
          </table:table-cell>
          <table:table-cell/>
          <table:table-cell table:style-name="ce15" office:value-type="string">
            <text:p><text:a xlink:href="http://www.peopleagainstrape.org/">http://www.peopleagainstrape.org/</text:a> </text:p>
          </table:table-cell>
          <table:table-cell table:style-name="ce19" office:value-type="string">
            <text:p>People Against Rape (PAR) is a sexual assault advocacy program offering free support and services for survivors of sexual assault in Charleston, Dorchester, and Berkeley counties of South Carolina. </text:p>
          </table:table-cell>
          <table:table-cell table:style-name="ce15" office:value-type="string">
            <text:p>PAR services are provided free of charge to all adult victims of sexual assault and their loved ones. </text:p>
          </table:table-cell>
          <table:table-cell table:style-name="ce3" office:value-type="string">
            <text:p>Sexual Assault, Rape</text:p>
          </table:table-cell>
          <table:table-cell table:number-columns-repeated="993"/>
        </table:table-row>
        <table:table-row table:style-name="ro39" table:number-rows-repeated="1048522">
          <table:table-cell table:number-columns-repeated="1024"/>
        </table:table-row>
        <table:table-row table:style-name="ro39">
          <table:table-cell table:number-columns-repeated="1024"/>
        </table:table-row>
      </table:table>
      <table:table table:name="Sheet2" table:style-name="ta1" table:print="false">
        <table:table-column table:style-name="co4" table:default-cell-style-name="Default"/>
        <table:table-row table:style-name="ro4">
          <table:table-cell/>
        </table:table-row>
      </table:table>
      <table:table table:name="Sheet3" table:style-name="ta1" table:print="false">
        <table:table-column table:style-name="co4" table:default-cell-style-name="Default"/>
        <table:table-row table:style-name="ro4">
          <table:table-cell/>
        </table:table-row>
      </table:table>
      <table:database-ranges>
        <table:database-range table:target-range-address="Sheet1.A1:Sheet1.A1">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number-style style:name="N117">
      <number:number number:decimal-places="0" number:min-integer-digits="5"/>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able-cell-properties style:text-align-source="fix" style:repeat-content="false"/>
      <style:paragraph-properties fo:text-align="start" fo:margin-left="0in"/>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onditionalStyle_5f_1" style:display-name="ConditionalStyle_1" style:family="table-cell" style:parent-style-name="Default">
      <style:table-cell-properties fo:background-color="#efefef"/>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8">01/18/2020</text:date>, <text:time>00:58: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2T22:55:31.08</meta:creation-date>
    <dc:date>2020-01-18T00:58:43.72</dc:date>
    <meta:editing-duration>PT21H57S</meta:editing-duration>
    <meta:editing-cycles>13</meta:editing-cycles>
    <meta:generator>OpenOffice/4.1.6$Win32 OpenOffice.org_project/416m1$Build-9790</meta:generator>
    <meta:document-statistic meta:table-count="3" meta:cell-count="620" meta:object-count="0"/>
  </office:meta>
</office:document-meta>
</file>